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background-color="#FFFFFF"/>
    </style:style>
    <style:style style:name="T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58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 fo:language="en" fo:country="US"/>
    </style:style>
    <style:style style:name="P59" style:parent-style-name="Standard" style:family="paragraph">
      <style:paragraph-properties fo:text-indent="0.4923in" fo:background-color="#FFFFFF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6" style:parent-style-name="Standard" style:family="paragraph">
      <style:paragraph-properties fo:background-color="#FFFFFF"/>
    </style:style>
    <style:style style:name="T6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P74" style:parent-style-name="Обычный" style:family="paragraph">
      <style:paragraph-properties fo:break-before="page"/>
      <style:text-properties fo:language="en" fo:country="US"/>
    </style:style>
    <style:style style:name="P7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text-indent="0.4923in" fo:background-color="#FFFFFF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background-color="#FFFFFF"/>
    </style:style>
    <style:style style:name="T8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8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0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en" fo:country="US"/>
    </style:style>
    <style:style style:name="P103" style:parent-style-name="Standard" style:family="paragraph">
      <style:paragraph-properties fo:text-indent="0.4923in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8" style:parent-style-name="Standard" style:family="paragraph">
      <style:paragraph-properties fo:background-color="#FFFFFF"/>
    </style:style>
    <style:style style:name="T10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paragraph-properties fo:text-indent="0.4923in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2" style:parent-style-name="Standard" style:family="paragraph">
      <style:paragraph-properties fo:background-color="#FFFFFF"/>
    </style:style>
    <style:style style:name="T12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3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3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0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T1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" style:parent-style-name="Основнойшрифтабзаца" style:family="text">
      <style:text-properties fo:language="en" fo:country="US"/>
    </style:style>
    <style:style style:name="T2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2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2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2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6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T2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7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T2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T2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8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9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98" style:parent-style-name="Основнойшрифтабзаца" style:family="text">
      <style:text-properties style:font-name="JetBrains Mono" fo:color="#067D17" fo:font-size="10pt" style:font-size-asian="10pt"/>
    </style:style>
    <style:style style:name="T29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7" style:parent-style-name="Основнойшрифтабзаца" style:family="text">
      <style:text-properties fo:language="en" fo:country="US"/>
    </style:style>
    <style:style style:name="T3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3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2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32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3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3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44" style:parent-style-name="Основнойшрифтабзаца" style:family="text">
      <style:text-properties style:font-name="JetBrains Mono" fo:color="#067D17" fo:font-size="10pt" style:font-size-asian="10pt"/>
    </style:style>
    <style:style style:name="T3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4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34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T3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3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T3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358" style:parent-style-name="Standard" style:family="paragraph">
      <style:paragraph-properties fo:break-before="page" fo:text-align="center" fo:background-color="#FFFFFF"/>
    </style:style>
    <style:style style:name="T3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60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361" style:parent-style-name="Standard" style:family="paragraph">
      <style:paragraph-properties fo:text-indent="0.4923in" fo:background-color="#FFFFFF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2" style:parent-style-name="Standard" style:family="paragraph">
      <style:paragraph-properties fo:background-color="#FFFFFF"/>
    </style:style>
    <style:style style:name="T37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7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3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80" style:parent-style-name="Основнойшрифтабзаца" style:family="text">
      <style:text-properties fo:language="en" fo:country="US"/>
    </style:style>
    <style:style style:name="T3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83" style:parent-style-name="Основнойшрифтабзаца" style:family="text">
      <style:text-properties fo:language="en" fo:country="US"/>
    </style:style>
    <style:style style:name="T3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8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3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3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390" style:parent-style-name="Standard" style:family="paragraph">
      <style:paragraph-properties fo:text-indent="0.4923in"/>
      <style:text-properties fo:language="en" fo:country="US"/>
    </style:style>
    <style:style style:name="P391" style:parent-style-name="Standard" style:family="paragraph">
      <style:paragraph-properties fo:text-indent="0.4923in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96" style:parent-style-name="Standard" style:family="paragraph">
      <style:paragraph-properties fo:background-color="#FFFFFF"/>
    </style:style>
    <style:style style:name="T39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3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399" style:parent-style-name="Основнойшрифтабзаца" style:family="text">
      <style:text-properties fo:language="en" fo:country="US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03" style:parent-style-name="Основнойшрифтабзаца" style:family="text">
      <style:text-properties fo:language="en" fo:country="US"/>
    </style:style>
    <style:style style:name="T404" style:parent-style-name="Основнойшрифтабзаца" style:family="text">
      <style:text-properties fo:language="en" fo:country="US"/>
    </style:style>
    <style:style style:name="T4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7" style:parent-style-name="Основнойшрифтабзаца" style:family="text">
      <style:text-properties fo:language="en" fo:country="US"/>
    </style:style>
    <style:style style:name="T4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0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41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2" style:parent-style-name="Основнойшрифтабзаца" style:family="text">
      <style:text-properties fo:language="en" fo:country="US"/>
    </style:style>
    <style:style style:name="T4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1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19" style:parent-style-name="Основнойшрифтабзаца" style:family="text">
      <style:text-properties fo:language="en" fo:country="US"/>
    </style:style>
    <style:style style:name="T4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4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3" style:parent-style-name="Основнойшрифтабзаца" style:family="text">
      <style:text-properties fo:language="en" fo:country="US"/>
    </style:style>
    <style:style style:name="T424" style:parent-style-name="Основнойшрифтабзаца" style:family="text">
      <style:text-properties fo:language="en" fo:country="US"/>
    </style:style>
    <style:style style:name="T4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7" style:parent-style-name="Основнойшрифтабзаца" style:family="text">
      <style:text-properties fo:language="en" fo:country="US"/>
    </style:style>
    <style:style style:name="T4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3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2" style:parent-style-name="Основнойшрифтабзаца" style:family="text">
      <style:text-properties fo:language="en" fo:country="US"/>
    </style:style>
    <style:style style:name="T4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4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4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38" style:parent-style-name="Основнойшрифтабзаца" style:family="text">
      <style:text-properties fo:language="en" fo:country="US"/>
    </style:style>
    <style:style style:name="T4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4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4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4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48" style:parent-style-name="Основнойшрифтабзаца" style:family="text">
      <style:text-properties fo:language="en" fo:country="US"/>
    </style:style>
    <style:style style:name="T4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4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55" style:parent-style-name="Основнойшрифтабзаца" style:family="text">
      <style:text-properties fo:language="en" fo:country="US"/>
    </style:style>
    <style:style style:name="T456" style:parent-style-name="Основнойшрифтабзаца" style:family="text">
      <style:text-properties fo:language="en" fo:country="US"/>
    </style:style>
    <style:style style:name="T4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5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4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4" style:parent-style-name="Основнойшрифтабзаца" style:family="text">
      <style:text-properties fo:language="en" fo:country="US"/>
    </style:style>
    <style:style style:name="T4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4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4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4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471" style:parent-style-name="Standard" style:family="paragraph">
      <style:paragraph-properties fo:background-color="#FFFFFF"/>
      <style:text-properties fo:language="en" fo:country="US"/>
    </style:style>
    <style:style style:name="P472" style:parent-style-name="Standard" style:family="paragraph">
      <style:paragraph-properties fo:text-indent="0.4923in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77" style:parent-style-name="Standard" style:family="paragraph">
      <style:paragraph-properties fo:background-color="#FFFFFF"/>
    </style:style>
    <style:style style:name="T47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7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T48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83" style:parent-style-name="Основнойшрифтабзаца" style:family="text">
      <style:text-properties fo:language="en" fo:country="US"/>
    </style:style>
    <style:style style:name="T484" style:parent-style-name="Основнойшрифтабзаца" style:family="text">
      <style:text-properties fo:language="en" fo:country="US"/>
    </style:style>
    <style:style style:name="T48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87" style:parent-style-name="Основнойшрифтабзаца" style:family="text">
      <style:text-properties fo:language="en" fo:country="US"/>
    </style:style>
    <style:style style:name="T48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90" style:parent-style-name="Основнойшрифтабзаца" style:family="text">
      <style:text-properties fo:language="en" fo:country="US"/>
    </style:style>
    <style:style style:name="T49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93" style:parent-style-name="Основнойшрифтабзаца" style:family="text">
      <style:text-properties fo:language="en" fo:country="US"/>
    </style:style>
    <style:style style:name="T49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9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T49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4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499" style:parent-style-name="Основнойшрифтабзаца" style:family="text">
      <style:text-properties fo:language="en" fo:country="US"/>
    </style:style>
    <style:style style:name="T50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0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02" style:parent-style-name="Основнойшрифтабзаца" style:family="text">
      <style:text-properties fo:language="en" fo:country="US"/>
    </style:style>
    <style:style style:name="T50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05" style:parent-style-name="Основнойшрифтабзаца" style:family="text">
      <style:text-properties fo:language="en" fo:country="US"/>
    </style:style>
    <style:style style:name="T50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0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08" style:parent-style-name="Основнойшрифтабзаца" style:family="text">
      <style:text-properties fo:language="en" fo:country="US"/>
    </style:style>
    <style:style style:name="T50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5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11" style:parent-style-name="Основнойшрифтабзаца" style:family="text">
      <style:text-properties fo:language="en" fo:country="US"/>
    </style:style>
    <style:style style:name="T512" style:parent-style-name="Основнойшрифтабзаца" style:family="text">
      <style:text-properties fo:language="en" fo:country="US"/>
    </style:style>
    <style:style style:name="T5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1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5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18" style:parent-style-name="Основнойшрифтабзаца" style:family="text">
      <style:text-properties fo:language="en" fo:country="US"/>
    </style:style>
    <style:style style:name="T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3" style:parent-style-name="Основнойшрифтабзаца" style:family="text">
      <style:text-properties fo:language="en" fo:country="US"/>
    </style:style>
    <style:style style:name="T5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2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5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5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49" style:parent-style-name="Основнойшрифтабзаца" style:family="text">
      <style:text-properties fo:language="en" fo:country="US"/>
    </style:style>
    <style:style style:name="T550" style:parent-style-name="Основнойшрифтабзаца" style:family="text">
      <style:text-properties fo:language="en" fo:country="US"/>
    </style:style>
    <style:style style:name="T5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5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5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5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0" style:parent-style-name="Основнойшрифтабзаца" style:family="text">
      <style:text-properties fo:language="en" fo:country="US"/>
    </style:style>
    <style:style style:name="T5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5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68" style:parent-style-name="Основнойшрифтабзаца" style:family="text">
      <style:text-properties fo:language="en" fo:country="US"/>
    </style:style>
    <style:style style:name="T5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2" style:parent-style-name="Основнойшрифтабзаца" style:family="text">
      <style:text-properties fo:language="en" fo:country="US"/>
    </style:style>
    <style:style style:name="T5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5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6" style:parent-style-name="Основнойшрифтабзаца" style:family="text">
      <style:text-properties fo:language="en" fo:country="US"/>
    </style:style>
    <style:style style:name="T5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78" style:parent-style-name="Основнойшрифтабзаца" style:family="text">
      <style:text-properties fo:language="en" fo:country="US"/>
    </style:style>
    <style:style style:name="T579" style:parent-style-name="Основнойшрифтабзаца" style:family="text">
      <style:text-properties fo:language="en" fo:country="US"/>
    </style:style>
    <style:style style:name="T5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5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7" style:parent-style-name="Основнойшрифтабзаца" style:family="text">
      <style:text-properties fo:language="en" fo:country="US"/>
    </style:style>
    <style:style style:name="T5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5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3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5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5" style:parent-style-name="Основнойшрифтабзаца" style:family="text">
      <style:text-properties fo:language="en" fo:country="US"/>
    </style:style>
    <style:style style:name="T5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3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5" style:parent-style-name="Основнойшрифтабзаца" style:family="text">
      <style:text-properties fo:language="en" fo:country="US"/>
    </style:style>
    <style:style style:name="T6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12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6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2" style:parent-style-name="Основнойшрифтабзаца" style:family="text">
      <style:text-properties fo:language="en" fo:country="US"/>
    </style:style>
    <style:style style:name="T6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6" style:parent-style-name="Основнойшрифтабзаца" style:family="text">
      <style:text-properties fo:language="en" fo:country="US"/>
    </style:style>
    <style:style style:name="T6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0" style:parent-style-name="Основнойшрифтабзаца" style:family="text">
      <style:text-properties fo:language="en" fo:country="US"/>
    </style:style>
    <style:style style:name="T6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2" style:parent-style-name="Основнойшрифтабзаца" style:family="text">
      <style:text-properties fo:language="en" fo:country="US"/>
    </style:style>
    <style:style style:name="T633" style:parent-style-name="Основнойшрифтабзаца" style:family="text">
      <style:text-properties fo:language="en" fo:country="US"/>
    </style:style>
    <style:style style:name="T6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9" style:parent-style-name="Основнойшрифтабзаца" style:family="text">
      <style:text-properties fo:language="en" fo:country="US"/>
    </style:style>
    <style:style style:name="T640" style:parent-style-name="Основнойшрифтабзаца" style:family="text">
      <style:text-properties fo:language="en" fo:country="US"/>
    </style:style>
    <style:style style:name="T6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6" style:parent-style-name="Основнойшрифтабзаца" style:family="text">
      <style:text-properties fo:language="en" fo:country="US"/>
    </style:style>
    <style:style style:name="T6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6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6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6" style:parent-style-name="Основнойшрифтабзаца" style:family="text">
      <style:text-properties fo:language="en" fo:country="US"/>
    </style:style>
    <style:style style:name="T6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8" style:parent-style-name="Основнойшрифтабзаца" style:family="text">
      <style:text-properties fo:language="en" fo:country="US"/>
    </style:style>
    <style:style style:name="T6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6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6" style:parent-style-name="Основнойшрифтабзаца" style:family="text">
      <style:text-properties fo:language="en" fo:country="US"/>
    </style:style>
    <style:style style:name="T6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6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1" style:parent-style-name="Основнойшрифтабзаца" style:family="text">
      <style:text-properties fo:language="en" fo:country="US"/>
    </style:style>
    <style:style style:name="T6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1" style:parent-style-name="Основнойшрифтабзаца" style:family="text">
      <style:text-properties fo:language="en" fo:country="US"/>
    </style:style>
    <style:style style:name="T6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5" style:parent-style-name="Основнойшрифтабзаца" style:family="text">
      <style:text-properties fo:language="en" fo:country="US"/>
    </style:style>
    <style:style style:name="T6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7" style:parent-style-name="Основнойшрифтабзаца" style:family="text">
      <style:text-properties fo:language="en" fo:country="US"/>
    </style:style>
    <style:style style:name="T6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99" style:parent-style-name="Основнойшрифтабзаца" style:family="text">
      <style:text-properties fo:language="en" fo:country="US"/>
    </style:style>
    <style:style style:name="T7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1" style:parent-style-name="Основнойшрифтабзаца" style:family="text">
      <style:text-properties fo:language="en" fo:country="US"/>
    </style:style>
    <style:style style:name="T702" style:parent-style-name="Основнойшрифтабзаца" style:family="text">
      <style:text-properties fo:language="en" fo:country="US"/>
    </style:style>
    <style:style style:name="T70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7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09" style:parent-style-name="Основнойшрифтабзаца" style:family="text">
      <style:text-properties fo:language="en" fo:country="US"/>
    </style:style>
    <style:style style:name="T7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6" style:parent-style-name="Основнойшрифтабзаца" style:family="text">
      <style:text-properties fo:language="en" fo:country="US"/>
    </style:style>
    <style:style style:name="T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1" style:parent-style-name="Основнойшрифтабзаца" style:family="text">
      <style:text-properties fo:language="en" fo:country="US"/>
    </style:style>
    <style:style style:name="T7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7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7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9" style:parent-style-name="Основнойшрифтабзаца" style:family="text">
      <style:text-properties fo:language="en" fo:country="US"/>
    </style:style>
    <style:style style:name="T730" style:parent-style-name="Основнойшрифтабзаца" style:family="text">
      <style:text-properties fo:language="en" fo:country="US"/>
    </style:style>
    <style:style style:name="T7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1" style:parent-style-name="Основнойшрифтабзаца" style:family="text">
      <style:text-properties fo:language="en" fo:country="US"/>
    </style:style>
    <style:style style:name="T7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5" style:parent-style-name="Основнойшрифтабзаца" style:family="text">
      <style:text-properties fo:language="en" fo:country="US"/>
    </style:style>
    <style:style style:name="T7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9" style:parent-style-name="Основнойшрифтабзаца" style:family="text">
      <style:text-properties fo:language="en" fo:country="US"/>
    </style:style>
    <style:style style:name="T7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1" style:parent-style-name="Основнойшрифтабзаца" style:family="text">
      <style:text-properties fo:language="en" fo:country="US"/>
    </style:style>
    <style:style style:name="T752" style:parent-style-name="Основнойшрифтабзаца" style:family="text">
      <style:text-properties fo:language="en" fo:country="US"/>
    </style:style>
    <style:style style:name="T7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T7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6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7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8" style:parent-style-name="Основнойшрифтабзаца" style:family="text">
      <style:text-properties fo:language="en" fo:country="US"/>
    </style:style>
    <style:style style:name="T7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2" style:parent-style-name="Основнойшрифтабзаца" style:family="text">
      <style:text-properties fo:language="en" fo:country="US"/>
    </style:style>
    <style:style style:name="T7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2" style:parent-style-name="Основнойшрифтабзаца" style:family="text">
      <style:text-properties fo:language="en" fo:country="US"/>
    </style:style>
    <style:style style:name="T7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6" style:parent-style-name="Основнойшрифтабзаца" style:family="text">
      <style:text-properties fo:language="en" fo:country="US"/>
    </style:style>
    <style:style style:name="T7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4" style:parent-style-name="Основнойшрифтабзаца" style:family="text">
      <style:text-properties fo:language="en" fo:country="US"/>
    </style:style>
    <style:style style:name="T8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9" style:parent-style-name="Основнойшрифтабзаца" style:family="text">
      <style:text-properties fo:language="en" fo:country="US"/>
    </style:style>
    <style:style style:name="T8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7" style:parent-style-name="Основнойшрифтабзаца" style:family="text">
      <style:text-properties fo:language="en" fo:country="US"/>
    </style:style>
    <style:style style:name="T8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1" style:parent-style-name="Основнойшрифтабзаца" style:family="text">
      <style:text-properties fo:language="en" fo:country="US"/>
    </style:style>
    <style:style style:name="T8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T8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42" style:parent-style-name="Основнойшрифтабзаца" style:family="text">
      <style:text-properties style:font-name="JetBrains Mono" fo:color="#067D17" fo:font-size="10pt" style:font-size-asian="10pt"/>
    </style:style>
    <style:style style:name="T843" style:parent-style-name="Основнойшрифтабзаца" style:family="text">
      <style:text-properties style:font-name="JetBrains Mono" fo:color="#067D17" fo:font-size="10pt" style:font-size-asian="10pt"/>
    </style:style>
    <style:style style:name="T84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4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846" style:parent-style-name="Основнойшрифтабзаца" style:family="text">
      <style:text-properties style:font-name="JetBrains Mono" fo:color="#067D17" fo:font-size="10pt" style:font-size-asian="10pt"/>
    </style:style>
    <style:style style:name="T84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48" style:parent-style-name="Основнойшрифтабзаца" style:family="text">
      <style:text-properties style:font-name="JetBrains Mono" fo:color="#067D17" fo:font-size="10pt" style:font-size-asian="10pt"/>
    </style:style>
    <style:style style:name="T8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5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8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T8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7" style:parent-style-name="Основнойшрифтабзаца" style:family="text">
      <style:text-properties fo:language="en" fo:country="US"/>
    </style:style>
    <style:style style:name="T8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04" style:parent-style-name="Основнойшрифтабзаца" style:family="text">
      <style:text-properties style:font-name="JetBrains Mono" fo:color="#067D17" fo:font-size="10pt" style:font-size-asian="10pt"/>
    </style:style>
    <style:style style:name="T90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06" style:parent-style-name="Основнойшрифтабзаца" style:family="text">
      <style:text-properties style:font-name="JetBrains Mono" fo:color="#067D17" fo:font-size="10pt" style:font-size-asian="10pt"/>
    </style:style>
    <style:style style:name="T90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9" style:parent-style-name="Основнойшрифтабзаца" style:family="text">
      <style:text-properties fo:language="en" fo:country="US"/>
    </style:style>
    <style:style style:name="T9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12" style:parent-style-name="Основнойшрифтабзаца" style:family="text">
      <style:text-properties style:font-name="JetBrains Mono" fo:color="#067D17" fo:font-size="10pt" style:font-size-asian="10pt"/>
    </style:style>
    <style:style style:name="T91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14" style:parent-style-name="Основнойшрифтабзаца" style:family="text">
      <style:text-properties style:font-name="JetBrains Mono" fo:color="#067D17" fo:font-size="10pt" style:font-size-asian="10pt"/>
    </style:style>
    <style:style style:name="T91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16" style:parent-style-name="Основнойшрифтабзаца" style:family="text">
      <style:text-properties style:font-name="JetBrains Mono" fo:color="#067D17" fo:font-size="10pt" style:font-size-asian="10pt"/>
    </style:style>
    <style:style style:name="T91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1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9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29" style:parent-style-name="Основнойшрифтабзаца" style:family="text">
      <style:text-properties fo:language="en" fo:country="US"/>
    </style:style>
    <style:style style:name="T9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2" style:parent-style-name="Основнойшрифтабзаца" style:family="text">
      <style:text-properties fo:language="en" fo:country="US"/>
    </style:style>
    <style:style style:name="T9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4" style:parent-style-name="Основнойшрифтабзаца" style:family="text">
      <style:text-properties fo:language="en" fo:country="US"/>
    </style:style>
    <style:style style:name="T9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2" style:parent-style-name="Основнойшрифтабзаца" style:family="text">
      <style:text-properties fo:language="en" fo:country="US"/>
    </style:style>
    <style:style style:name="T9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4" style:parent-style-name="Основнойшрифтабзаца" style:family="text">
      <style:text-properties fo:language="en" fo:country="US"/>
    </style:style>
    <style:style style:name="T9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6" style:parent-style-name="Основнойшрифтабзаца" style:family="text">
      <style:text-properties fo:language="en" fo:country="US"/>
    </style:style>
    <style:style style:name="T957" style:parent-style-name="Основнойшрифтабзаца" style:family="text">
      <style:text-properties fo:language="en" fo:country="US"/>
    </style:style>
    <style:style style:name="T9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3" style:parent-style-name="Основнойшрифтабзаца" style:family="text">
      <style:text-properties fo:language="en" fo:country="US"/>
    </style:style>
    <style:style style:name="T9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5" style:parent-style-name="Основнойшрифтабзаца" style:family="text">
      <style:text-properties fo:language="en" fo:country="US"/>
    </style:style>
    <style:style style:name="T9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6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0" style:parent-style-name="Основнойшрифтабзаца" style:family="text">
      <style:text-properties fo:language="en" fo:country="US"/>
    </style:style>
    <style:style style:name="T9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2" style:parent-style-name="Основнойшрифтабзаца" style:family="text">
      <style:text-properties fo:language="en" fo:country="US"/>
    </style:style>
    <style:style style:name="T973" style:parent-style-name="Основнойшрифтабзаца" style:family="text">
      <style:text-properties fo:language="en" fo:country="US"/>
    </style:style>
    <style:style style:name="T9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7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1" style:parent-style-name="Основнойшрифтабзаца" style:family="text">
      <style:text-properties fo:language="en" fo:country="US"/>
    </style:style>
    <style:style style:name="T9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5" style:parent-style-name="Основнойшрифтабзаца" style:family="text">
      <style:text-properties fo:language="en" fo:country="US"/>
    </style:style>
    <style:style style:name="T9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4" style:parent-style-name="Основнойшрифтабзаца" style:family="text">
      <style:text-properties fo:language="en" fo:country="US"/>
    </style:style>
    <style:style style:name="T9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4" style:parent-style-name="Основнойшрифтабзаца" style:family="text">
      <style:text-properties fo:language="en" fo:country="US"/>
    </style:style>
    <style:style style:name="T10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0" style:parent-style-name="Основнойшрифтабзаца" style:family="text">
      <style:text-properties fo:language="en" fo:country="US"/>
    </style:style>
    <style:style style:name="T10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2" style:parent-style-name="Основнойшрифтабзаца" style:family="text">
      <style:text-properties fo:language="en" fo:country="US"/>
    </style:style>
    <style:style style:name="T10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7" style:parent-style-name="Основнойшрифтабзаца" style:family="text">
      <style:text-properties fo:language="en" fo:country="US"/>
    </style:style>
    <style:style style:name="T10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3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2" style:parent-style-name="Основнойшрифтабзаца" style:family="text">
      <style:text-properties fo:language="en" fo:country="US"/>
    </style:style>
    <style:style style:name="T10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48" style:parent-style-name="Основнойшрифтабзаца" style:family="text">
      <style:text-properties fo:language="en" fo:country="US"/>
    </style:style>
    <style:style style:name="T10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5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3" style:parent-style-name="Основнойшрифтабзаца" style:family="text">
      <style:text-properties fo:language="en" fo:country="US"/>
    </style:style>
    <style:style style:name="T10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7" style:parent-style-name="Основнойшрифтабзаца" style:family="text">
      <style:text-properties fo:language="en" fo:country="US"/>
    </style:style>
    <style:style style:name="T10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3" style:parent-style-name="Основнойшрифтабзаца" style:family="text">
      <style:text-properties fo:language="en" fo:country="US"/>
    </style:style>
    <style:style style:name="T10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5" style:parent-style-name="Основнойшрифтабзаца" style:family="text">
      <style:text-properties fo:language="en" fo:country="US"/>
    </style:style>
    <style:style style:name="T10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2" style:parent-style-name="Основнойшрифтабзаца" style:family="text">
      <style:text-properties fo:language="en" fo:country="US"/>
    </style:style>
    <style:style style:name="T10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5" style:parent-style-name="Основнойшрифтабзаца" style:family="text">
      <style:text-properties fo:language="en" fo:country="US"/>
    </style:style>
    <style:style style:name="T10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0" style:parent-style-name="Основнойшрифтабзаца" style:family="text">
      <style:text-properties fo:language="en" fo:country="US"/>
    </style:style>
    <style:style style:name="T11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4" style:parent-style-name="Основнойшрифтабзаца" style:family="text">
      <style:text-properties fo:language="en" fo:country="US"/>
    </style:style>
    <style:style style:name="T11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8" style:parent-style-name="Основнойшрифтабзаца" style:family="text">
      <style:text-properties fo:language="en" fo:country="US"/>
    </style:style>
    <style:style style:name="T11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4" style:parent-style-name="Основнойшрифтабзаца" style:family="text">
      <style:text-properties fo:language="en" fo:country="US"/>
    </style:style>
    <style:style style:name="T11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6" style:parent-style-name="Основнойшрифтабзаца" style:family="text">
      <style:text-properties fo:language="en" fo:country="US"/>
    </style:style>
    <style:style style:name="T11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8" style:parent-style-name="Основнойшрифтабзаца" style:family="text">
      <style:text-properties fo:language="en" fo:country="US"/>
    </style:style>
    <style:style style:name="T11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4" style:parent-style-name="Основнойшрифтабзаца" style:family="text">
      <style:text-properties fo:language="en" fo:country="US"/>
    </style:style>
    <style:style style:name="T11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6" style:parent-style-name="Основнойшрифтабзаца" style:family="text">
      <style:text-properties fo:language="en" fo:country="US"/>
    </style:style>
    <style:style style:name="T11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8" style:parent-style-name="Основнойшрифтабзаца" style:family="text">
      <style:text-properties fo:language="en" fo:country="US"/>
    </style:style>
    <style:style style:name="T11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5" style:parent-style-name="Основнойшрифтабзаца" style:family="text">
      <style:text-properties fo:language="en" fo:country="US"/>
    </style:style>
    <style:style style:name="T1136" style:parent-style-name="Основнойшрифтабзаца" style:family="text">
      <style:text-properties fo:language="en" fo:country="US"/>
    </style:style>
    <style:style style:name="T11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3" style:parent-style-name="Основнойшрифтабзаца" style:family="text">
      <style:text-properties fo:language="en" fo:country="US"/>
    </style:style>
    <style:style style:name="T11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9" style:parent-style-name="Основнойшрифтабзаца" style:family="text">
      <style:text-properties fo:language="en" fo:country="US"/>
    </style:style>
    <style:style style:name="T11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5" style:parent-style-name="Основнойшрифтабзаца" style:family="text">
      <style:text-properties fo:language="en" fo:country="US"/>
    </style:style>
    <style:style style:name="T11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5" style:parent-style-name="Основнойшрифтабзаца" style:family="text">
      <style:text-properties fo:language="en" fo:country="US"/>
    </style:style>
    <style:style style:name="T11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3" style:parent-style-name="Основнойшрифтабзаца" style:family="text">
      <style:text-properties fo:language="en" fo:country="US"/>
    </style:style>
    <style:style style:name="T11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1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T11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T12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5" style:parent-style-name="Основнойшрифтабзаца" style:family="text">
      <style:text-properties fo:language="en" fo:country="US"/>
    </style:style>
    <style:style style:name="T12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6" style:parent-style-name="Основнойшрифтабзаца" style:family="text">
      <style:text-properties fo:language="en" fo:country="US"/>
    </style:style>
    <style:style style:name="T12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0" style:parent-style-name="Основнойшрифтабзаца" style:family="text">
      <style:text-properties fo:language="en" fo:country="US"/>
    </style:style>
    <style:style style:name="T12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8" style:parent-style-name="Основнойшрифтабзаца" style:family="text">
      <style:text-properties fo:language="en" fo:country="US"/>
    </style:style>
    <style:style style:name="T12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0" style:parent-style-name="Основнойшрифтабзаца" style:family="text">
      <style:text-properties fo:language="en" fo:country="US"/>
    </style:style>
    <style:style style:name="T12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2" style:parent-style-name="Основнойшрифтабзаца" style:family="text">
      <style:text-properties fo:language="en" fo:country="US"/>
    </style:style>
    <style:style style:name="T12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8" style:parent-style-name="Основнойшрифтабзаца" style:family="text">
      <style:text-properties fo:language="en" fo:country="US"/>
    </style:style>
    <style:style style:name="T12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8" style:parent-style-name="Основнойшрифтабзаца" style:family="text">
      <style:text-properties fo:language="en" fo:country="US"/>
    </style:style>
    <style:style style:name="T12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8" style:parent-style-name="Основнойшрифтабзаца" style:family="text">
      <style:text-properties fo:language="en" fo:country="US"/>
    </style:style>
    <style:style style:name="T13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3" style:parent-style-name="Основнойшрифтабзаца" style:family="text">
      <style:text-properties fo:language="en" fo:country="US"/>
    </style:style>
    <style:style style:name="T1314" style:parent-style-name="Основнойшрифтабзаца" style:family="text">
      <style:text-properties style:font-name="JetBrains Mono" fo:color="#080808" fo:font-size="10pt" style:font-size-asian="10pt" fo:language="en" fo:country="US"/>
    </style:style>
  </office:automatic-styles>
  <office:body>
    <office:text text:use-soft-page-breaks="true">
      <text:p text:style-name="P1">Приложение А</text:p>
      <text:p text:style-name="P2"/>
      <text:p text:style-name="P3">Листинг файла CMakeLists.txt:</text:p>
      <text:p text:style-name="P4"><text:span text:style-name="T5">cmake_minimum_required</text:span><text:span text:style-name="T6">(</text:span><text:span text:style-name="T7">VERSION 3.20</text:span><text:span text:style-name="T8">)</text:span><text:span text:style-name="T9"><text:line-break/></text:span><text:span text:style-name="T10">project</text:span><text:span text:style-name="T11">(</text:span><text:span text:style-name="T12">sysprog C</text:span><text:span text:style-name="T13">)</text:span><text:span text:style-name="T14"><text:line-break/></text:span><text:span text:style-name="T15"><text:line-break/></text:span><text:span text:style-name="T16">set</text:span><text:span text:style-name="T17">(</text:span><text:span text:style-name="T18">CMAKE_C_STANDARD 11</text:span><text:span text:style-name="T19">)</text:span><text:span text:style-name="T20"><text:line-break/></text:span><text:span text:style-name="T21">set</text:span><text:span text:style-name="T22">(</text:span><text:span text:style-name="T23">THREADS_PREFER_PTHREAD_FLAG ON</text:span><text:span text:style-name="T24">)</text:span><text:span text:style-name="T25"><text:line-break/></text:span><text:span text:style-name="T26">find_package</text:span><text:span text:style-name="T27">(</text:span><text:span text:style-name="T28">Threads REQUIRED</text:span><text:span text:style-name="T29">)</text:span><text:span text:style-name="T30"><text:line-break/></text:span><text:span text:style-name="T31"><text:line-break/></text:span><text:span text:style-name="T32">include_directories</text:span><text:span text:style-name="T33">(</text:span><text:span text:style-name="T34">.</text:span><text:span text:style-name="T35">)</text:span><text:span text:style-name="T36"><text:line-break/></text:span><text:span text:style-name="T37"><text:line-break/></text:span><text:span text:style-name="T38">add_executable</text:span><text:span text:style-name="T39">(</text:span><text:span text:style-name="T40">server main_server.c server.h server.c consts.h</text:span><text:span text:style-name="T41">)</text:span><text:span text:style-name="T42"><text:line-break/></text:span><text:span text:style-name="T43">add_executable</text:span><text:span text:style-name="T44">(</text:span><text:span text:style-name="T45">client main_client.c client.h client.c consts.h</text:span><text:span text:style-name="T46">)</text:span><text:span text:style-name="T47"><text:line-break/></text:span><text:span text:style-name="T48"><text:line-break/></text:span><text:span text:style-name="T49">target_link_libraries</text:span><text:span text:style-name="T50">(</text:span><text:span text:style-name="T51">server PRIVATE Threads::Threads m</text:span><text:span text:style-name="T52">)</text:span><text:span text:style-name="T53"><text:line-break/></text:span><text:span text:style-name="T54">target_link_libraries</text:span><text:span text:style-name="T55">(</text:span><text:span text:style-name="T56">client</text:span><text:span text:style-name="T57">)</text:span></text:p>
      <text:p text:style-name="P58"/>
      <text:p text:style-name="P59"><text:span text:style-name="T60">Листинг</text:span><text:span text:style-name="T61"><text:s/></text:span><text:span text:style-name="T62">файла</text:span><text:span text:style-name="T63"><text:s/>c</text:span><text:span text:style-name="T64">onsts.h</text:span><text:span text:style-name="T65">:</text:span></text:p>
      <text:p text:style-name="P66"><text:span text:style-name="T67">#pragma<text:s/></text:span><text:span text:style-name="T68">once</text:span><text:span text:style-name="T69"><text:line-break/></text:span><text:span text:style-name="T70"><text:line-break/></text:span><text:span text:style-name="T71">#define<text:s/></text:span><text:span text:style-name="T72">PORT<text:s/></text:span><text:span text:style-name="T73">3456</text:span></text:p>
      <text:p text:style-name="P74"/>
      <text:p text:style-name="P75">Приложение Б</text:p>
      <text:p text:style-name="P76"/>
      <text:p text:style-name="P77"><text:span text:style-name="T78">Листинг файла<text:s/></text:span><text:span text:style-name="T79">main</text:span><text:span text:style-name="T80">_</text:span><text:span text:style-name="T81">client</text:span><text:span text:style-name="T82">.</text:span><text:span text:style-name="T83">c</text:span><text:span text:style-name="T84">:</text:span></text:p>
      <text:p text:style-name="P85"><text:span text:style-name="T86">#include<text:s/></text:span><text:span text:style-name="T87">&lt;client.h&gt;</text:span><text:span text:style-name="T88"><text:line-break/></text:span><text:span text:style-name="T89"><text:line-break/></text:span><text:span text:style-name="T90">int<text:s/></text:span><text:span text:style-name="T91">main</text:span><text:span text:style-name="T92">() {</text:span><text:span text:style-name="T93"><text:line-break/></text:span><text:span text:style-name="T94"><text:s text:c="4"/>client_run();</text:span><text:span text:style-name="T95"><text:line-break/></text:span><text:span text:style-name="T96"><text:s text:c="4"/></text:span><text:span text:style-name="T97">return<text:s/></text:span><text:span text:style-name="T98">0</text:span><text:span text:style-name="T99">;</text:span><text:span text:style-name="T100"><text:line-break/></text:span><text:span text:style-name="T101">}</text:span></text:p>
      <text:p text:style-name="P102"/>
      <text:p text:style-name="P103"><text:span text:style-name="T104">Листинг</text:span><text:span text:style-name="T105"><text:s/></text:span><text:span text:style-name="T106">файла</text:span><text:span text:style-name="T107"><text:s/>client.h:</text:span></text:p>
      <text:p text:style-name="P108"><text:span text:style-name="T109">#pragma<text:s/></text:span><text:span text:style-name="T110">once</text:span><text:span text:style-name="T111"><text:line-break/></text:span><text:span text:style-name="T112"><text:line-break/></text:span><text:span text:style-name="T113">void<text:s/></text:span><text:span text:style-name="T114">client_run</text:span><text:span text:style-name="T115">();</text:span></text:p>
      <text:p text:style-name="P116"/>
      <text:p text:style-name="P117"><text:span text:style-name="T118">Листинг</text:span><text:span text:style-name="T119"><text:s/></text:span><text:span text:style-name="T120">файла</text:span><text:span text:style-name="T121"><text:s/>client.c:</text:span></text:p>
      <text:p text:style-name="P122"><text:span text:style-name="T123">#include<text:s/></text:span><text:span text:style-name="T124">"client.h"</text:span><text:span text:style-name="T125"><text:line-break/></text:span><text:span text:style-name="T126">#include<text:s/></text:span><text:span text:style-name="T127">"consts.h"</text:span><text:span text:style-name="T128"><text:line-break/></text:span><text:span text:style-name="T129"><text:line-break/></text:span><text:span text:style-name="T130">#include<text:s/></text:span><text:span text:style-name="T131">&lt;stdio.h&gt;</text:span><text:span text:style-name="T132"><text:line-break/></text:span><text:span text:style-name="T133">#include<text:s/></text:span><text:span text:style-name="T134">&lt;unistd.h&gt;</text:span><text:span text:style-name="T135"><text:line-break/></text:span><text:span text:style-name="T136">#include<text:s/></text:span><text:span text:style-name="T137">&lt;string.h&gt;</text:span><text:span text:style-name="T138"><text:line-break/></text:span><text:span text:style-name="T139">#include<text:s/></text:span><text:span text:style-name="T140">&lt;sys/socket.h&gt;</text:span><text:span text:style-name="T141"><text:line-break/></text:span><text:span text:style-name="T142">#include<text:s/></text:span><text:span text:style-name="T143">&lt;netinet/in.h&gt;</text:span><text:span text:style-name="T144"><text:line-break/></text:span><text:span text:style-name="T145"><text:line-break/></text:span><text:span text:style-name="T146">void<text:s/></text:span><text:span text:style-name="T147">client_run</text:span><text:span text:style-name="T148">() {</text:span><text:span text:style-name="T149"><text:line-break/></text:span><text:span text:style-name="T150"><text:s text:c="4"/></text:span><text:span text:style-name="T151">size_t<text:s/></text:span><text:span text:style-name="T152">buf_size<text:s/></text:span><text:span text:style-name="T153">=<text:s/></text:span><text:span text:style-name="T154">1024</text:span><text:span text:style-name="T155">;</text:span><text:span text:style-name="T156"><text:line-break/></text:span><text:span text:style-name="T157"><text:s text:c="4"/></text:span><text:span text:style-name="T158">char<text:s/></text:span><text:span text:style-name="T159">buf</text:span><text:span text:style-name="T160">[</text:span><text:span text:style-name="T161">1024</text:span><text:span text:style-name="T162">];</text:span><text:span text:style-name="T163"><text:line-break/></text:span><text:span text:style-name="T164"><text:s text:c="4"/></text:span><text:span text:style-name="T165">char<text:s/></text:span><text:span text:style-name="T166">*</text:span><text:span text:style-name="T167">buff<text:s/></text:span><text:span text:style-name="T168">=<text:s/></text:span><text:span text:style-name="T169">buf</text:span><text:span text:style-name="T170">;</text:span><text:span text:style-name="T171"><text:line-break/></text:span><text:span text:style-name="T172"><text:line-break/></text:span><text:span text:style-name="T173"><text:s text:c="4"/></text:span><text:span text:style-name="T174">int<text:s/></text:span><text:span text:style-name="T175">sock</text:span><text:span text:style-name="T176">;</text:span><text:span text:style-name="T177"><text:line-break/></text:span><text:span text:style-name="T178"><text:s text:c="4"/></text:span><text:span text:style-name="T179">struct<text:s/></text:span><text:span text:style-name="T180">sockaddr_in<text:s/></text:span><text:span text:style-name="T181">addr</text:span><text:span text:style-name="T182">;</text:span><text:span text:style-name="T183"><text:line-break/></text:span><text:span text:style-name="T184"><text:line-break/></text:span><text:span text:style-name="T185"><text:s text:c="4"/></text:span><text:span text:style-name="T186">do<text:s/></text:span><text:span text:style-name="T187">{</text:span><text:span text:style-name="T188"><text:line-break/></text:span><text:span text:style-name="T189"><text:s text:c="8"/></text:span><text:span text:style-name="T190">sock<text:s/></text:span><text:span text:style-name="T191">= socket(</text:span><text:span text:style-name="T192">AF_INET</text:span><text:span text:style-name="T193">,<text:s/></text:span><text:span text:style-name="T194">SOCK_STREAM</text:span><text:span text:style-name="T195">,<text:s/></text:span><text:span text:style-name="T196">0</text:span><text:span text:style-name="T197">);</text:span><text:span text:style-name="T198"><text:line-break/></text:span><text:span text:style-name="T199"><text:s text:c="8"/></text:span><text:span text:style-name="T200">if<text:s/></text:span><text:span text:style-name="T201">(</text:span><text:span text:style-name="T202">sock<text:s/></text:span><text:span text:style-name="T203">&lt;<text:s/></text:span><text:span text:style-name="T204">0</text:span><text:span text:style-name="T205">) {</text:span><text:span text:style-name="T206"><text:line-break/></text:span><text:span text:style-name="T207"><text:s text:c="12"/>usleep(</text:span><text:span text:style-name="T208">100</text:span><text:span text:style-name="T209">);</text:span><text:span text:style-name="T210"><text:line-break/></text:span><text:span text:style-name="T211"><text:s text:c="8"/>}</text:span><text:span text:style-name="T212"><text:line-break/></text:span><text:span text:style-name="T213"><text:s text:c="4"/>}<text:s/></text:span><text:span text:style-name="T214">while<text:s/></text:span><text:span text:style-name="T215">(</text:span><text:span text:style-name="T216">sock<text:s/></text:span><text:span text:style-name="T217">&lt;<text:s/></text:span><text:span text:style-name="T218">0</text:span><text:span text:style-name="T219">);</text:span><text:span text:style-name="T220"><text:line-break/></text:span><text:span text:style-name="T221"><text:line-break/></text:span><text:span text:style-name="T222"><text:s text:c="4"/></text:span><text:span text:style-name="T223">addr</text:span><text:span text:style-name="T224">.</text:span><text:span text:style-name="T225">sin_family<text:s/></text:span><text:span text:style-name="T226">=<text:s/></text:span><text:span text:style-name="T227">AF_INET</text:span><text:span text:style-name="T228">;</text:span><text:span text:style-name="T229"><text:line-break/></text:span><text:span text:style-name="T230"><text:s text:c="4"/></text:span><text:span text:style-name="T231">addr</text:span><text:span text:style-name="T232">.</text:span><text:span text:style-name="T233">sin_port<text:s/></text:span><text:span text:style-name="T234">= htons(</text:span><text:span text:style-name="T235">PORT</text:span><text:span text:style-name="T236">);</text:span><text:span text:style-name="T237"><text:line-break/></text:span><text:span text:style-name="T238"><text:s text:c="4"/></text:span><text:span text:style-name="T239">addr</text:span><text:span text:style-name="T240">.</text:span><text:span text:style-name="T241">sin_addr</text:span><text:span text:style-name="T242">.</text:span><text:span text:style-name="T243">s_addr<text:s/></text:span><text:span text:style-name="T244">= htonl(</text:span><text:span text:style-name="T245">INADDR_LOOPBACK</text:span><text:span text:style-name="T246">);</text:span><text:span text:style-name="T247"><text:line-break/></text:span><text:span text:style-name="T248"><text:s text:c="4"/></text:span><text:span text:style-name="T249">int<text:s/></text:span><text:span text:style-name="T250">isConnect</text:span><text:span text:style-name="T251">;</text:span><text:span text:style-name="T252"><text:line-break/></text:span><text:span text:style-name="T253"><text:s text:c="4"/></text:span><text:span text:style-name="T254">do<text:s/></text:span><text:span text:style-name="T255">{</text:span><text:span text:style-name="T256"><text:line-break/></text:span><text:span text:style-name="T257"><text:s text:c="8"/></text:span><text:span text:style-name="T258">isConnect<text:s/></text:span><text:span text:style-name="T259">= connect(</text:span><text:span text:style-name="T260">sock</text:span><text:span text:style-name="T261">, (</text:span><text:span text:style-name="T262">struct<text:s/></text:span><text:span text:style-name="T263">sockaddr<text:s/></text:span><text:span text:style-name="T264">*) &amp;</text:span><text:span text:style-name="T265">addr</text:span><text:span text:style-name="T266">,<text:s/></text:span><text:span text:style-name="T267">sizeof</text:span><text:span text:style-name="T268">(</text:span><text:span text:style-name="T269">addr</text:span><text:span text:style-name="T270">));</text:span><text:span text:style-name="T271"><text:line-break/></text:span><text:span text:style-name="T272"><text:s text:c="2"/></text:span><text:span text:style-name="T273"><text:s text:c="6"/></text:span><text:span text:style-name="T274">if<text:s/></text:span><text:span text:style-name="T275">(</text:span><text:span text:style-name="T276">isConnect<text:s/></text:span><text:span text:style-name="T277">&lt;<text:s/></text:span><text:span text:style-name="T278">0</text:span><text:span text:style-name="T279">) {</text:span><text:span text:style-name="T280"><text:line-break/></text:span><text:span text:style-name="T281"><text:s text:c="12"/>usleep(</text:span><text:span text:style-name="T282">100</text:span><text:span text:style-name="T283">);</text:span><text:span text:style-name="T284"><text:line-break/></text:span><text:span text:style-name="T285"><text:s text:c="8"/>}</text:span><text:span text:style-name="T286"><text:line-break/></text:span><text:span text:style-name="T287"><text:s text:c="4"/>}<text:s/></text:span><text:span text:style-name="T288">while<text:s/></text:span><text:span text:style-name="T289">(</text:span><text:span text:style-name="T290">isConnect<text:s/></text:span><text:span text:style-name="T291">&lt;<text:s/></text:span><text:span text:style-name="T292">0</text:span><text:span text:style-name="T293">);</text:span><text:span text:style-name="T294"><text:line-break/></text:span><text:span text:style-name="T295"><text:line-break/></text:span><text:span text:style-name="T296"><text:s text:c="4"/>printf(</text:span><text:span text:style-name="T297">"</text:span><text:span text:style-name="T298">Клиент</text:span><text:span text:style-name="T299">: "</text:span><text:span text:style-name="T300">);</text:span><text:span text:style-name="T301"><text:line-break/></text:span><text:span text:style-name="T302"><text:s text:c="4"/>scanf(</text:span><text:span text:style-name="T303">"%s"</text:span><text:span text:style-name="T304">,<text:s/></text:span><text:span text:style-name="T305">buff</text:span><text:span text:style-name="T306">);</text:span><text:span text:style-name="T307"><text:line-break/></text:span><text:span text:style-name="T308"><text:s text:c="4"/>getchar();</text:span><text:span text:style-name="T309"><text:line-break/></text:span><text:span text:style-name="T310"><text:s text:c="4"/>send(</text:span><text:span text:style-name="T311">sock</text:span><text:span text:style-name="T312">,<text:s/></text:span><text:span text:style-name="T313">buf</text:span><text:span text:style-name="T314">, strlen(</text:span><text:span text:style-name="T315">buf</text:span><text:span text:style-name="T316">),<text:s/></text:span><text:span text:style-name="T317">0</text:span><text:span text:style-name="T318">);</text:span><text:span text:style-name="T319"><text:line-break/></text:span><text:span text:style-name="T320"><text:s text:c="4"/>memset(</text:span><text:span text:style-name="T321">buf</text:span><text:span text:style-name="T322">,<text:s/></text:span><text:span text:style-name="T323">'</text:span><text:span text:style-name="T324">\0</text:span><text:span text:style-name="T325">'</text:span><text:span text:style-name="T326">,<text:s/></text:span><text:span text:style-name="T327">buf_size</text:span><text:span text:style-name="T328">);</text:span><text:span text:style-name="T329"><text:line-break/></text:span><text:soft-page-break/><text:span text:style-name="T330"><text:s text:c="4"/>recv(</text:span><text:span text:style-name="T331">sock</text:span><text:span text:style-name="T332">,<text:s/></text:span><text:span text:style-name="T333">buf</text:span><text:span text:style-name="T334">,<text:s/></text:span><text:span text:style-name="T335">sizeof</text:span><text:span text:style-name="T336">(</text:span><text:span text:style-name="T337">buf</text:span><text:span text:style-name="T338">),<text:s/></text:span><text:span text:style-name="T339">0</text:span><text:span text:style-name="T340">);</text:span><text:span text:style-name="T341"><text:line-break/></text:span><text:span text:style-name="T342"><text:s text:c="4"/>printf(</text:span><text:span text:style-name="T343">"</text:span><text:span text:style-name="T344">Сервер</text:span><text:span text:style-name="T345">: %s</text:span><text:span text:style-name="T346">\n</text:span><text:span text:style-name="T347">"</text:span><text:span text:style-name="T348">,<text:s/></text:span><text:span text:style-name="T349">buf</text:span><text:span text:style-name="T350">);</text:span><text:span text:style-name="T351"><text:line-break/></text:span><text:span text:style-name="T352"><text:line-break/></text:span><text:span text:style-name="T353"><text:s text:c="4"/>close(</text:span><text:span text:style-name="T354">sock</text:span><text:span text:style-name="T355">);</text:span><text:span text:style-name="T356"><text:line-break/></text:span><text:span text:style-name="T357">}</text:span></text:p>
      <text:soft-page-break/>
      <text:p text:style-name="P358"><text:span text:style-name="T359">Приложение В</text:span></text:p>
      <text:p text:style-name="P360"/>
      <text:p text:style-name="P361"><text:span text:style-name="T362">Листинг</text:span><text:span text:style-name="T363"><text:s/></text:span><text:span text:style-name="T364">файла</text:span><text:span text:style-name="T365"><text:s/></text:span><text:span text:style-name="T366">main</text:span><text:span text:style-name="T367">_</text:span><text:span text:style-name="T368">server</text:span><text:span text:style-name="T369">.</text:span><text:span text:style-name="T370">c</text:span><text:span text:style-name="T371">:</text:span></text:p>
      <text:p text:style-name="P372"><text:span text:style-name="T373">#include<text:s/></text:span><text:span text:style-name="T374">&lt;server.h&gt;</text:span><text:span text:style-name="T375"><text:line-break/></text:span><text:span text:style-name="T376"><text:line-break/></text:span><text:span text:style-name="T377">int<text:s/></text:span><text:span text:style-name="T378">main</text:span><text:span text:style-name="T379">() {</text:span><text:span text:style-name="T380"><text:line-break/></text:span><text:span text:style-name="T381"><text:s text:c="4"/>server_run(</text:span><text:span text:style-name="T382">);</text:span><text:span text:style-name="T383"><text:line-break/></text:span><text:span text:style-name="T384"><text:s text:c="4"/></text:span><text:span text:style-name="T385">return<text:s/></text:span><text:span text:style-name="T386">0</text:span><text:span text:style-name="T387">;</text:span><text:span text:style-name="T388"><text:line-break/></text:span><text:span text:style-name="T389">}</text:span></text:p>
      <text:p text:style-name="P390"/>
      <text:p text:style-name="P391"><text:span text:style-name="T392">Листинг</text:span><text:span text:style-name="T393"><text:s/></text:span><text:span text:style-name="T394">файла</text:span><text:span text:style-name="T395"><text:s/>server.h:</text:span></text:p>
      <text:p text:style-name="P396"><text:span text:style-name="T397">#pragma<text:s/></text:span><text:span text:style-name="T398">once</text:span><text:span text:style-name="T399"><text:line-break/></text:span><text:span text:style-name="T400"><text:line-break/></text:span><text:span text:style-name="T401">#include<text:s/></text:span><text:span text:style-name="T402">&lt;semaphore.h&gt;</text:span><text:span text:style-name="T403"><text:line-break/></text:span><text:span text:style-name="T404"><text:line-break/></text:span><text:span text:style-name="T405">typedef struct<text:s/></text:span><text:span text:style-name="T406">{</text:span><text:span text:style-name="T407"><text:line-break/></text:span><text:span text:style-name="T408"><text:s text:c="4"/></text:span><text:span text:style-name="T409">sem_t<text:s/></text:span><text:span text:style-name="T410">semaphore</text:span><text:span text:style-name="T411">;</text:span><text:span text:style-name="T412"><text:line-break/></text:span><text:span text:style-name="T413"><text:s text:c="4"/></text:span><text:span text:style-name="T414">int<text:s/></text:span><text:span text:style-name="T415">current_index</text:span><text:span text:style-name="T416">,<text:s/></text:span><text:span text:style-name="T417">sum_of_numbers</text:span><text:span text:style-name="T418">;</text:span><text:span text:style-name="T419"><text:line-break/></text:span><text:span text:style-name="T420">}<text:s/></text:span><text:span text:style-name="T421">resources_t</text:span><text:span text:style-name="T422">;</text:span><text:span text:style-name="T423"><text:line-break/></text:span><text:span text:style-name="T424"><text:line-break/></text:span><text:span text:style-name="T425">typedef struct<text:s/></text:span><text:span text:style-name="T426">{</text:span><text:span text:style-name="T427"><text:line-break/></text:span><text:span text:style-name="T428"><text:s text:c="4"/></text:span><text:span text:style-name="T429">int<text:s/></text:span><text:span text:style-name="T430">socket</text:span><text:span text:style-name="T431">;</text:span><text:span text:style-name="T432"><text:line-break/></text:span><text:span text:style-name="T433"><text:s text:c="4"/></text:span><text:span text:style-name="T434">resources_t<text:s/></text:span><text:span text:style-name="T435">*</text:span><text:span text:style-name="T436">resources</text:span><text:span text:style-name="T437">;</text:span><text:span text:style-name="T438"><text:line-break/></text:span><text:span text:style-name="T439">}<text:s/></text:span><text:span text:style-name="T440">thread_data_t</text:span><text:span text:style-name="T441">;</text:span><text:span text:style-name="T442"><text:line-break/></text:span><text:span text:style-name="T443"><text:line-break/></text:span><text:span text:style-name="T444">void<text:s/></text:span><text:span text:style-name="T445">server_run</text:span><text:span text:style-name="T446">(</text:span><text:span text:style-name="T447">);</text:span><text:span text:style-name="T448"><text:line-break/></text:span><text:span text:style-name="T449">void<text:s/></text:span><text:span text:style-name="T450">*</text:span><text:span text:style-name="T451">socket_thread</text:span><text:span text:style-name="T452">(</text:span><text:span text:style-name="T453">void<text:s/></text:span><text:span text:style-name="T454">*arg);</text:span><text:span text:style-name="T455"><text:line-break/></text:span><text:span text:style-name="T456"><text:line-break/></text:span><text:span text:style-name="T457">int<text:s/></text:span><text:span text:style-name="T458">isNumber</text:span><text:span text:style-name="T459">(</text:span><text:span text:style-name="T460">const char<text:s/></text:span><text:span text:style-name="T461">*input,<text:s/></text:span><text:span text:style-name="T462">int<text:s/></text:span><text:span text:style-name="T463">*output);</text:span><text:span text:style-name="T464"><text:line-break/></text:span><text:span text:style-name="T465">char<text:s/></text:span><text:span text:style-name="T466">*</text:span><text:span text:style-name="T467">numberToString</text:span><text:span text:style-name="T468">(</text:span><text:span text:style-name="T469">int<text:s/></text:span><text:span text:style-name="T470">number);</text:span></text:p>
      <text:p text:style-name="P471"/>
      <text:p text:style-name="P472"><text:span text:style-name="T473">Листинг</text:span><text:span text:style-name="T474"><text:s/></text:span><text:span text:style-name="T475">файла</text:span><text:span text:style-name="T476"><text:s/>server.c:</text:span></text:p>
      <text:p text:style-name="P477"><text:span text:style-name="T478">#include<text:s/></text:span><text:span text:style-name="T479">"server.h"</text:span><text:span text:style-name="T480"><text:line-break/></text:span><text:span text:style-name="T481">#include<text:s/></text:span><text:span text:style-name="T482">"consts.h"</text:span><text:span text:style-name="T483"><text:line-break/></text:span><text:span text:style-name="T484"><text:line-break/></text:span><text:span text:style-name="T485">#include<text:s/></text:span><text:span text:style-name="T486">&lt;stdio.h&gt;</text:span><text:span text:style-name="T487"><text:line-break/></text:span><text:span text:style-name="T488">#include<text:s/></text:span><text:span text:style-name="T489">&lt;stdlib.h&gt;</text:span><text:span text:style-name="T490"><text:line-break/></text:span><text:span text:style-name="T491">#include<text:s/></text:span><text:span text:style-name="T492">&lt;string.h&gt;</text:span><text:span text:style-name="T493"><text:line-break/></text:span><text:span text:style-name="T494">#include<text:s/></text:span><text:span text:style-name="T495">&lt;pthread.h&gt;</text:span><text:span text:style-name="T496"><text:line-break/></text:span><text:span text:style-name="T497">#include<text:s/></text:span><text:span text:style-name="T498">&lt;sys/ipc.h&gt;</text:span><text:span text:style-name="T499"><text:line-break/></text:span><text:span text:style-name="T500">#include<text:s/></text:span><text:span text:style-name="T501">&lt;sys/sem.h&gt;</text:span><text:span text:style-name="T502"><text:line-break/></text:span><text:span text:style-name="T503">#include<text:s/></text:span><text:span text:style-name="T504">&lt;sys/types.h&gt;</text:span><text:span text:style-name="T505"><text:line-break/></text:span><text:span text:style-name="T506">#include<text:s/></text:span><text:span text:style-name="T507">&lt;sys/socket.h&gt;</text:span><text:span text:style-name="T508"><text:line-break/></text:span><text:span text:style-name="T509">#include<text:s/></text:span><text:span text:style-name="T510">&lt;netinet/in.h&gt;</text:span><text:span text:style-name="T511"><text:line-break/></text:span><text:span text:style-name="T512"><text:line-break/></text:span><text:span text:style-name="T513">void<text:s/></text:span><text:span text:style-name="T514">server_run</text:span><text:span text:style-name="T515">(</text:span><text:span text:style-name="T516">int<text:s/></text:span><text:span text:style-name="T517">logged) {</text:span><text:span text:style-name="T518"><text:line-break/></text:span><text:span text:style-name="T519"><text:s text:c="4"/></text:span><text:span text:style-name="T520">int<text:s/></text:span><text:span text:style-name="T521">listener</text:span><text:span text:style-name="T522">;</text:span><text:span text:style-name="T523"><text:line-break/></text:span><text:span text:style-name="T524"><text:s text:c="4"/></text:span><text:span text:style-name="T525">struct<text:s/></text:span><text:span text:style-name="T526">sockaddr_in<text:s/></text:span><text:span text:style-name="T527">addr</text:span><text:span text:style-name="T528">;</text:span><text:span text:style-name="T529"><text:line-break/></text:span><text:span text:style-name="T530"><text:s text:c="4"/></text:span><text:span text:style-name="T531">resources_t<text:s/></text:span><text:span text:style-name="T532">resources<text:s/></text:span><text:span text:style-name="T533">= {{},<text:s/></text:span><text:span text:style-name="T534">0</text:span><text:span text:style-name="T535">,<text:s/></text:span><text:span text:style-name="T536">0</text:span><text:span text:style-name="T537">};</text:span><text:span text:style-name="T538"><text:line-break/></text:span><text:span text:style-name="T539"><text:s text:c="4"/></text:span><text:span text:style-name="T540">sem_init(&amp;</text:span><text:span text:style-name="T541">resources</text:span><text:span text:style-name="T542">.</text:span><text:span text:style-name="T543">semaphore</text:span><text:span text:style-name="T544">,<text:s/></text:span><text:span text:style-name="T545">0</text:span><text:span text:style-name="T546">,<text:s/></text:span><text:span text:style-name="T547">1</text:span><text:span text:style-name="T548">);</text:span><text:span text:style-name="T549"><text:line-break/></text:span><text:span text:style-name="T550"><text:line-break/></text:span><text:span text:style-name="T551"><text:s text:c="4"/></text:span><text:span text:style-name="T552">listener<text:s/></text:span><text:span text:style-name="T553">= socket(</text:span><text:span text:style-name="T554">AF_INET</text:span><text:span text:style-name="T555">,<text:s/></text:span><text:span text:style-name="T556">SOCK_STREAM</text:span><text:span text:style-name="T557">,<text:s/></text:span><text:span text:style-name="T558">0</text:span><text:span text:style-name="T559">);</text:span><text:span text:style-name="T560"><text:line-break/></text:span><text:span text:style-name="T561"><text:s text:c="4"/></text:span><text:span text:style-name="T562">if<text:s/></text:span><text:span text:style-name="T563">(</text:span><text:span text:style-name="T564">listener<text:s/></text:span><text:span text:style-name="T565">&lt;<text:s/></text:span><text:span text:style-name="T566">0</text:span><text:span text:style-name="T567">) {</text:span><text:span text:style-name="T568"><text:line-break/></text:span><text:span text:style-name="T569"><text:s text:c="8"/>perror(</text:span><text:span text:style-name="T570">"socket"</text:span><text:span text:style-name="T571">);</text:span><text:span text:style-name="T572"><text:line-break/></text:span><text:span text:style-name="T573"><text:s text:c="8"/>exit(</text:span><text:span text:style-name="T574">1</text:span><text:span text:style-name="T575">);</text:span><text:span text:style-name="T576"><text:line-break/></text:span><text:span text:style-name="T577"><text:s text:c="4"/>}</text:span><text:span text:style-name="T578"><text:line-break/></text:span><text:span text:style-name="T579"><text:line-break/></text:span><text:soft-page-break/><text:span text:style-name="T580"><text:s text:c="4"/></text:span><text:span text:style-name="T581">addr</text:span><text:span text:style-name="T582">.</text:span><text:span text:style-name="T583">sin_family<text:s/></text:span><text:span text:style-name="T584">=<text:s/></text:span><text:span text:style-name="T585">AF_INET</text:span><text:span text:style-name="T586">;</text:span><text:span text:style-name="T587"><text:line-break/></text:span><text:span text:style-name="T588"><text:s text:c="4"/></text:span><text:span text:style-name="T589">addr</text:span><text:span text:style-name="T590">.</text:span><text:span text:style-name="T591">sin_port<text:s/></text:span><text:span text:style-name="T592">= htons(</text:span><text:span text:style-name="T593">PORT</text:span><text:span text:style-name="T594">);</text:span><text:span text:style-name="T595"><text:line-break/></text:span><text:span text:style-name="T596"><text:s text:c="4"/></text:span><text:span text:style-name="T597">addr</text:span><text:span text:style-name="T598">.</text:span><text:span text:style-name="T599">sin_addr</text:span><text:span text:style-name="T600">.</text:span><text:span text:style-name="T601">s_addr<text:s/></text:span><text:span text:style-name="T602">= htonl(</text:span><text:span text:style-name="T603">INADDR_ANY</text:span><text:span text:style-name="T604">);</text:span><text:span text:style-name="T605"><text:line-break/></text:span><text:span text:style-name="T606"><text:s text:c="4"/></text:span><text:span text:style-name="T607">if<text:s/></text:span><text:span text:style-name="T608">(bind(</text:span><text:span text:style-name="T609">listener</text:span><text:span text:style-name="T610">, (</text:span><text:span text:style-name="T611">struct<text:s/></text:span><text:span text:style-name="T612">sockaddr<text:s/></text:span><text:span text:style-name="T613">*)&amp;</text:span><text:span text:style-name="T614">addr</text:span><text:span text:style-name="T615">,<text:s/></text:span><text:span text:style-name="T616">sizeof</text:span><text:span text:style-name="T617">(</text:span><text:span text:style-name="T618">addr</text:span><text:span text:style-name="T619">)) &lt;<text:s/></text:span><text:span text:style-name="T620">0</text:span><text:span text:style-name="T621">) {</text:span><text:span text:style-name="T622"><text:line-break/></text:span><text:span text:style-name="T623"><text:s text:c="8"/>perror(</text:span><text:span text:style-name="T624">"bind"</text:span><text:span text:style-name="T625">);</text:span><text:span text:style-name="T626"><text:line-break/></text:span><text:span text:style-name="T627"><text:s text:c="8"/>exit(</text:span><text:span text:style-name="T628">2</text:span><text:span text:style-name="T629">);</text:span><text:span text:style-name="T630"><text:line-break/></text:span><text:span text:style-name="T631"><text:s text:c="4"/>}</text:span><text:span text:style-name="T632"><text:line-break/></text:span><text:span text:style-name="T633"><text:line-break/></text:span><text:span text:style-name="T634"><text:s text:c="4"/>listen(</text:span><text:span text:style-name="T635">listener</text:span><text:span text:style-name="T636">,<text:s/></text:span><text:span text:style-name="T637">1</text:span><text:span text:style-name="T638">);</text:span><text:span text:style-name="T639"><text:line-break/></text:span><text:span text:style-name="T640"><text:line-break/></text:span><text:span text:style-name="T641"><text:s text:c="4"/></text:span><text:span text:style-name="T642">while<text:s/></text:span><text:span text:style-name="T643">(</text:span><text:span text:style-name="T644">1</text:span><text:span text:style-name="T645">) {</text:span><text:span text:style-name="T646"><text:line-break/></text:span><text:span text:style-name="T647"><text:s text:c="8"/></text:span><text:span text:style-name="T648">thread_data_t<text:s/></text:span><text:span text:style-name="T649">*</text:span><text:span text:style-name="T650">data<text:s/></text:span><text:span text:style-name="T651">= malloc(</text:span><text:span text:style-name="T652">sizeof</text:span><text:span text:style-name="T653">(</text:span><text:span text:style-name="T654">thread_data_t</text:span><text:span text:style-name="T655">));</text:span><text:span text:style-name="T656"><text:line-break/></text:span><text:span text:style-name="T657"><text:s text:c="8"/></text:span><text:span text:style-name="T658">data</text:span><text:span text:style-name="T659">-&gt;</text:span><text:span text:style-name="T660">socket<text:s/></text:span><text:span text:style-name="T661">= accept(</text:span><text:span text:style-name="T662">listener</text:span><text:span text:style-name="T663">,<text:s/></text:span><text:span text:style-name="T664">0</text:span><text:span text:style-name="T665">,<text:s/></text:span><text:span text:style-name="T666">0</text:span><text:span text:style-name="T667">);</text:span><text:span text:style-name="T668"><text:line-break/></text:span><text:span text:style-name="T669"><text:s text:c="8"/></text:span><text:span text:style-name="T670">data</text:span><text:span text:style-name="T671">-&gt;</text:span><text:span text:style-name="T672">resources<text:s/></text:span><text:span text:style-name="T673">= &amp;</text:span><text:span text:style-name="T674">resources</text:span><text:span text:style-name="T675">;</text:span><text:span text:style-name="T676"><text:line-break/></text:span><text:span text:style-name="T677"><text:s text:c="8"/></text:span><text:span text:style-name="T678">pthread_t<text:s/></text:span><text:span text:style-name="T679">thread</text:span><text:span text:style-name="T680">;</text:span><text:span text:style-name="T681"><text:line-break/></text:span><text:span text:style-name="T682"><text:s text:c="8"/></text:span><text:span text:style-name="T683">if</text:span><text:span text:style-name="T684">(pthread_create(&amp;</text:span><text:span text:style-name="T685">thread</text:span><text:span text:style-name="T686">,<text:s/></text:span><text:span text:style-name="T687">NULL</text:span><text:span text:style-name="T688">, &amp;socket_thread,<text:s/></text:span><text:span text:style-name="T689">data</text:span><text:span text:style-name="T690">)) {</text:span><text:span text:style-name="T691"><text:line-break/></text:span><text:span text:style-name="T692"><text:s text:c="12"/>exit(-</text:span><text:span text:style-name="T693">1</text:span><text:span text:style-name="T694">);</text:span><text:span text:style-name="T695"><text:line-break/></text:span><text:span text:style-name="T696"><text:s text:c="8"/>}</text:span><text:span text:style-name="T697"><text:line-break/></text:span><text:span text:style-name="T698"><text:s text:c="4"/>}</text:span><text:span text:style-name="T699"><text:line-break/></text:span><text:span text:style-name="T700">}</text:span><text:span text:style-name="T701"><text:line-break/></text:span><text:span text:style-name="T702"><text:line-break/></text:span><text:span text:style-name="T703">void<text:s/></text:span><text:span text:style-name="T704">*</text:span><text:span text:style-name="T705">socket_thread</text:span><text:span text:style-name="T706">(</text:span><text:span text:style-name="T707">void<text:s/></text:span><text:span text:style-name="T708">*arg) {</text:span><text:span text:style-name="T709"><text:line-break/></text:span><text:span text:style-name="T710"><text:s text:c="4"/></text:span><text:span text:style-name="T711">char<text:s/></text:span><text:span text:style-name="T712">buf</text:span><text:span text:style-name="T713">[</text:span><text:span text:style-name="T714">1024</text:span><text:span text:style-name="T715">];</text:span><text:span text:style-name="T716"><text:line-break/></text:span><text:span text:style-name="T717"><text:s text:c="4"/></text:span><text:span text:style-name="T718">int<text:s/></text:span><text:span text:style-name="T719">bytes_read</text:span><text:span text:style-name="T720">;</text:span><text:span text:style-name="T721"><text:line-break/></text:span><text:span text:style-name="T722"><text:s text:c="4"/></text:span><text:span text:style-name="T723">thread_data_t<text:s/></text:span><text:span text:style-name="T724">*</text:span><text:span text:style-name="T725">data<text:s/></text:span><text:span text:style-name="T726">= (</text:span><text:span text:style-name="T727">thread_data_t</text:span><text:span text:style-name="T728">*)arg;</text:span><text:span text:style-name="T729"><text:line-break/></text:span><text:span text:style-name="T730"><text:line-break/></text:span><text:span text:style-name="T731"><text:s text:c="2"/></text:span><text:span text:style-name="T732"><text:s text:c="2"/></text:span><text:span text:style-name="T733">if<text:s/></text:span><text:span text:style-name="T734">(</text:span><text:span text:style-name="T735">data</text:span><text:span text:style-name="T736">-&gt;</text:span><text:span text:style-name="T737">socket<text:s/></text:span><text:span text:style-name="T738">&lt;<text:s/></text:span><text:span text:style-name="T739">0</text:span><text:span text:style-name="T740">) {</text:span><text:span text:style-name="T741"><text:line-break/></text:span><text:span text:style-name="T742"><text:s text:c="8"/>perror(</text:span><text:span text:style-name="T743">"accept"</text:span><text:span text:style-name="T744">);</text:span><text:span text:style-name="T745"><text:line-break/></text:span><text:span text:style-name="T746"><text:s text:c="8"/>exit(</text:span><text:span text:style-name="T747">3</text:span><text:span text:style-name="T748">);</text:span><text:span text:style-name="T749"><text:line-break/></text:span><text:span text:style-name="T750"><text:s text:c="4"/>}</text:span><text:span text:style-name="T751"><text:line-break/></text:span><text:span text:style-name="T752"><text:line-break/></text:span><text:span text:style-name="T753"><text:s text:c="4"/></text:span><text:span text:style-name="T754">while<text:s/></text:span><text:span text:style-name="T755">(</text:span><text:span text:style-name="T756">1</text:span><text:span text:style-name="T757">) {</text:span><text:span text:style-name="T758"><text:line-break/></text:span><text:span text:style-name="T759"><text:s text:c="8"/>memset(</text:span><text:span text:style-name="T760">buf</text:span><text:span text:style-name="T761">,<text:s/></text:span><text:span text:style-name="T762">'</text:span><text:span text:style-name="T763">\0</text:span><text:span text:style-name="T764">'</text:span><text:span text:style-name="T765">,<text:s/></text:span><text:span text:style-name="T766">1024</text:span><text:span text:style-name="T767">);</text:span><text:span text:style-name="T768"><text:line-break/></text:span><text:span text:style-name="T769"><text:s text:c="8"/></text:span><text:span text:style-name="T770">bytes_read<text:s/></text:span><text:span text:style-name="T771">= recv(</text:span><text:span text:style-name="T772">data</text:span><text:span text:style-name="T773">-&gt;</text:span><text:span text:style-name="T774">socket</text:span><text:span text:style-name="T775">,<text:s/></text:span><text:span text:style-name="T776">buf</text:span><text:span text:style-name="T777">,<text:s/></text:span><text:span text:style-name="T778">1024</text:span><text:span text:style-name="T779">,<text:s/></text:span><text:span text:style-name="T780">0</text:span><text:span text:style-name="T781">);</text:span><text:span text:style-name="T782"><text:line-break/></text:span><text:span text:style-name="T783"><text:s text:c="8"/></text:span><text:span text:style-name="T784">if</text:span><text:span text:style-name="T785">(</text:span><text:span text:style-name="T786">bytes_read<text:s/></text:span><text:span text:style-name="T787">&lt;=<text:s/></text:span><text:span text:style-name="T788">0</text:span><text:span text:style-name="T789">)<text:s/></text:span><text:span text:style-name="T790">break</text:span><text:span text:style-name="T791">;</text:span><text:span text:style-name="T792"><text:line-break/></text:span><text:span text:style-name="T793"><text:s text:c="8"/></text:span><text:span text:style-name="T794">else<text:s/></text:span><text:span text:style-name="T795">{</text:span><text:span text:style-name="T796"><text:line-break/></text:span><text:span text:style-name="T797"><text:s text:c="12"/>sem_wait(&amp;</text:span><text:span text:style-name="T798">data</text:span><text:span text:style-name="T799">-&gt;</text:span><text:span text:style-name="T800">resources</text:span><text:span text:style-name="T801">-&gt;</text:span><text:span text:style-name="T802">semaphore</text:span><text:span text:style-name="T803">);</text:span><text:span text:style-name="T804"><text:line-break/></text:span><text:span text:style-name="T805"><text:s text:c="12"/></text:span><text:span text:style-name="T806">int<text:s/></text:span><text:span text:style-name="T807">client_number</text:span><text:span text:style-name="T808">;</text:span><text:span text:style-name="T809"><text:line-break/></text:span><text:span text:style-name="T810"><text:s text:c="12"/></text:span><text:span text:style-name="T811">if<text:s/></text:span><text:span text:style-name="T812">(isNumber(</text:span><text:span text:style-name="T813">buf</text:span><text:span text:style-name="T814">, &amp;</text:span><text:span text:style-name="T815">client_number</text:span><text:span text:style-name="T816">)) {</text:span><text:span text:style-name="T817"><text:line-break/></text:span><text:span text:style-name="T818"><text:s text:c="16"/></text:span><text:span text:style-name="T819">char<text:s/></text:span><text:span text:style-name="T820">*</text:span><text:span text:style-name="T821">number<text:s/></text:span><text:span text:style-name="T822">= numberToString(</text:span><text:span text:style-name="T823">data</text:span><text:span text:style-name="T824">-&gt;</text:span><text:span text:style-name="T825">resources</text:span><text:span text:style-name="T826">-&gt;</text:span><text:span text:style-name="T827">sum_of_numbers<text:s/></text:span><text:span text:style-name="T828">+=<text:s/></text:span><text:span text:style-name="T829">client_number</text:span><text:span text:style-name="T830">);</text:span><text:span text:style-name="T831"><text:line-break/></text:span><text:span text:style-name="T832"><text:s text:c="16"/>++</text:span><text:span text:style-name="T833">data</text:span><text:span text:style-name="T834">-&gt;</text:span><text:span text:style-name="T835">resources</text:span><text:span text:style-name="T836">-&gt;</text:span><text:span text:style-name="T837">current_index</text:span><text:span text:style-name="T838">;</text:span><text:span text:style-name="T839"><text:line-break/></text:span><text:span text:style-name="T840"><text:s text:c="16"/>printf(</text:span><text:span text:style-name="T841">"</text:span><text:span text:style-name="T842">Клиен</text:span><text:span text:style-name="T843">т</text:span><text:span text:style-name="T844"><text:s/>%d: %s</text:span><text:span text:style-name="T845">\n</text:span><text:span text:style-name="T846">Текущая</text:span><text:span text:style-name="T847"><text:s/></text:span><text:span text:style-name="T848">сумма</text:span><text:span text:style-name="T849">: %d</text:span><text:span text:style-name="T850">\n</text:span><text:span text:style-name="T851">"</text:span><text:span text:style-name="T852">,</text:span><text:span text:style-name="T853"><text:line-break/></text:span><text:span text:style-name="T854"><text:s text:c="23"/></text:span><text:span text:style-name="T855">data</text:span><text:span text:style-name="T856">-&gt;</text:span><text:span text:style-name="T857">resources</text:span><text:span text:style-name="T858">-&gt;</text:span><text:span text:style-name="T859">current_index</text:span><text:span text:style-name="T860">,<text:s/></text:span><text:span text:style-name="T861">buf</text:span><text:span text:style-name="T862">,<text:s/></text:span><text:span text:style-name="T863">data</text:span><text:span text:style-name="T864">-&gt;</text:span><text:span text:style-name="T865">resources</text:span><text:span text:style-name="T866">-&gt;</text:span><text:span text:style-name="T867">sum_of_numbers</text:span><text:span text:style-name="T868">);</text:span><text:span text:style-name="T869"><text:line-break/></text:span><text:span text:style-name="T870"><text:s text:c="16"/>send(</text:span><text:span text:style-name="T871">data</text:span><text:span text:style-name="T872">-&gt;</text:span><text:span text:style-name="T873">socket</text:span><text:span text:style-name="T874">,<text:s/></text:span><text:span text:style-name="T875">number</text:span><text:span text:style-name="T876">, strlen(</text:span><text:span text:style-name="T877">number</text:span><text:span text:style-name="T878">),<text:s/></text:span><text:span text:style-name="T879">0</text:span><text:span text:style-name="T880">);</text:span><text:span text:style-name="T881"><text:line-break/></text:span><text:span text:style-name="T882"><text:s text:c="16"/>free(</text:span><text:span text:style-name="T883">number</text:span><text:span text:style-name="T884">);</text:span><text:span text:style-name="T885"><text:line-break/></text:span><text:span text:style-name="T886"><text:s text:c="12"/>}<text:s/></text:span><text:span text:style-name="T887">else<text:s/></text:span><text:span text:style-name="T888">{</text:span><text:span text:style-name="T889"><text:line-break/></text:span><text:span text:style-name="T890"><text:s text:c="16"/>++</text:span><text:span text:style-name="T891">data</text:span><text:span text:style-name="T892">-&gt;</text:span><text:span text:style-name="T893">resources</text:span><text:span text:style-name="T894">-&gt;</text:span><text:span text:style-name="T895">current_index</text:span><text:span text:style-name="T896">;</text:span><text:span text:style-name="T897"><text:line-break/></text:span><text:span text:style-name="T898"><text:s text:c="16"/></text:span><text:span text:style-name="T899">const char<text:s/></text:span><text:span text:style-name="T900">*</text:span><text:span text:style-name="T901">warn<text:s/></text:span><text:span text:style-name="T902">=<text:s/></text:span><text:span text:style-name="T903">"</text:span><text:span text:style-name="T904">Некорректный</text:span><text:span text:style-name="T905"><text:s/></text:span><text:span text:style-name="T906">ввод</text:span><text:span text:style-name="T907">!"</text:span><text:span text:style-name="T908">;</text:span><text:span text:style-name="T909"><text:line-break/></text:span><text:span text:style-name="T910"><text:s text:c="16"/>printf(</text:span><text:span text:style-name="T911">"</text:span><text:span text:style-name="T912">Клиент</text:span><text:span text:style-name="T913"><text:s/>%d<text:s/></text:span><text:span text:style-name="T914">ввёл</text:span><text:span text:style-name="T915"><text:s/></text:span><text:span text:style-name="T916">строку</text:span><text:span text:style-name="T917">: %s</text:span><text:span text:style-name="T918">\n</text:span><text:span text:style-name="T919">"</text:span><text:span text:style-name="T920">,<text:s/></text:span><text:span text:style-name="T921">data</text:span><text:span text:style-name="T922">-&gt;</text:span><text:span text:style-name="T923">resources</text:span><text:span text:style-name="T924">-&gt;</text:span><text:span text:style-name="T925">current_index</text:span><text:span text:style-name="T926">,<text:s/></text:span><text:span text:style-name="T927">buf</text:span><text:span text:style-name="T928">);</text:span><text:span text:style-name="T929"><text:line-break/></text:span><text:span text:style-name="T930"><text:s text:c="6"/></text:span><text:span text:style-name="T931"><text:s text:c="10"/>send(</text:span><text:span text:style-name="T932">data</text:span><text:span text:style-name="T933">-&gt;</text:span><text:span text:style-name="T934">socket</text:span><text:span text:style-name="T935">,<text:s/></text:span><text:span text:style-name="T936">warn</text:span><text:span text:style-name="T937">, strlen(</text:span><text:span text:style-name="T938">warn</text:span><text:span text:style-name="T939">),<text:s/></text:span><text:span text:style-name="T940">0</text:span><text:span text:style-name="T941">);</text:span><text:span text:style-name="T942"><text:line-break/></text:span><text:span text:style-name="T943"><text:s text:c="12"/>}</text:span><text:span text:style-name="T944"><text:line-break/></text:span><text:span text:style-name="T945"><text:s text:c="12"/>sem_post(&amp;</text:span><text:span text:style-name="T946">data</text:span><text:span text:style-name="T947">-&gt;</text:span><text:span text:style-name="T948">resources</text:span><text:span text:style-name="T949">-&gt;</text:span><text:span text:style-name="T950">semaphore</text:span><text:span text:style-name="T951">);</text:span><text:span text:style-name="T952"><text:line-break/></text:span><text:span text:style-name="T953"><text:s text:c="8"/>}</text:span><text:span text:style-name="T954"><text:line-break/></text:span><text:span text:style-name="T955"><text:s text:c="4"/>}</text:span><text:span text:style-name="T956"><text:line-break/></text:span><text:span text:style-name="T957"><text:line-break/></text:span><text:span text:style-name="T958"><text:s text:c="4"/>close(</text:span><text:span text:style-name="T959">data</text:span><text:span text:style-name="T960">-&gt;</text:span><text:span text:style-name="T961">socket</text:span><text:span text:style-name="T962">);</text:span><text:span text:style-name="T963"><text:line-break/></text:span><text:span text:style-name="T964"><text:s text:c="4"/>free(arg);</text:span><text:span text:style-name="T965"><text:line-break/></text:span><text:span text:style-name="T966"><text:s text:c="4"/></text:span><text:span text:style-name="T967">return<text:s/></text:span><text:span text:style-name="T968">0</text:span><text:span text:style-name="T969">;</text:span><text:span text:style-name="T970"><text:line-break/></text:span><text:span text:style-name="T971">}</text:span><text:span text:style-name="T972"><text:line-break/></text:span><text:span text:style-name="T973"><text:line-break/></text:span><text:soft-page-break/><text:span text:style-name="T974">int<text:s/></text:span><text:span text:style-name="T975">isNumber</text:span><text:span text:style-name="T976">(</text:span><text:span text:style-name="T977">const char<text:s/></text:span><text:span text:style-name="T978">*input,<text:s/></text:span><text:span text:style-name="T979">int<text:s/></text:span><text:span text:style-name="T980">*output) {</text:span><text:span text:style-name="T981"><text:line-break/></text:span><text:span text:style-name="T982"><text:s text:c="4"/>*output =<text:s/></text:span><text:span text:style-name="T983">0</text:span><text:span text:style-name="T984">;</text:span><text:span text:style-name="T985"><text:line-break/></text:span><text:span text:style-name="T986"><text:s text:c="4"/></text:span><text:span text:style-name="T987">int<text:s/></text:span><text:span text:style-name="T988">n<text:s/></text:span><text:span text:style-name="T989">= strlen(input),<text:s/></text:span><text:span text:style-name="T990">first<text:s/></text:span><text:span text:style-name="T991">=<text:s/></text:span><text:span text:style-name="T992">0</text:span><text:span text:style-name="T993">;</text:span><text:span text:style-name="T994"><text:line-break/></text:span><text:span text:style-name="T995"><text:s text:c="4"/></text:span><text:span text:style-name="T996">if</text:span><text:span text:style-name="T997">(</text:span><text:span text:style-name="T998">n<text:s/></text:span><text:span text:style-name="T999">&amp;&amp; input[</text:span><text:span text:style-name="T1000">0</text:span><text:span text:style-name="T1001">] ==<text:s/></text:span><text:span text:style-name="T1002">'-'</text:span><text:span text:style-name="T1003">) {</text:span><text:span text:style-name="T1004"><text:line-break/></text:span><text:span text:style-name="T1005"><text:s text:c="8"/></text:span><text:span text:style-name="T1006">first<text:s/></text:span><text:span text:style-name="T1007">=<text:s/></text:span><text:span text:style-name="T1008">1</text:span><text:span text:style-name="T1009">;</text:span><text:span text:style-name="T1010"><text:line-break/></text:span><text:span text:style-name="T1011"><text:s text:c="4"/>}</text:span><text:span text:style-name="T1012"><text:line-break/></text:span><text:span text:style-name="T1013"><text:s text:c="4"/></text:span><text:span text:style-name="T1014">if<text:s/></text:span><text:span text:style-name="T1015">(</text:span><text:span text:style-name="T1016">n<text:s/></text:span><text:span text:style-name="T1017">==<text:s/></text:span><text:span text:style-name="T1018">first<text:s/></text:span><text:span text:style-name="T1019">+<text:s/></text:span><text:span text:style-name="T1020">1<text:s/></text:span><text:span text:style-name="T1021">&amp;&amp;<text:s/></text:span><text:span text:style-name="T1022">input[</text:span><text:span text:style-name="T1023">first</text:span><text:span text:style-name="T1024">] ==<text:s/></text:span><text:span text:style-name="T1025">'0'</text:span><text:span text:style-name="T1026">) {</text:span><text:span text:style-name="T1027"><text:line-break/></text:span><text:span text:style-name="T1028"><text:s text:c="8"/></text:span><text:span text:style-name="T1029">return<text:s/></text:span><text:span text:style-name="T1030">1</text:span><text:span text:style-name="T1031">;</text:span><text:span text:style-name="T1032"><text:line-break/></text:span><text:span text:style-name="T1033"><text:s text:c="4"/>}<text:s/></text:span><text:span text:style-name="T1034">else if<text:s/></text:span><text:span text:style-name="T1035">(</text:span><text:span text:style-name="T1036">n<text:s/></text:span><text:span text:style-name="T1037">&lt;=<text:s/></text:span><text:span text:style-name="T1038">first<text:s/></text:span><text:span text:style-name="T1039">|| input[</text:span><text:span text:style-name="T1040">first</text:span><text:span text:style-name="T1041">] &lt;<text:s/></text:span><text:span text:style-name="T1042">'1'<text:s/></text:span><text:span text:style-name="T1043">|| input[</text:span><text:span text:style-name="T1044">first</text:span><text:span text:style-name="T1045">] &gt;<text:s/></text:span><text:span text:style-name="T1046">'9'</text:span><text:span text:style-name="T1047">) {</text:span><text:span text:style-name="T1048"><text:line-break/></text:span><text:span text:style-name="T1049"><text:s text:c="8"/></text:span><text:span text:style-name="T1050">return<text:s/></text:span><text:span text:style-name="T1051">0</text:span><text:span text:style-name="T1052">;</text:span><text:span text:style-name="T1053"><text:line-break/></text:span><text:span text:style-name="T1054"><text:s text:c="4"/>}<text:s/></text:span><text:span text:style-name="T1055">else<text:s/></text:span><text:span text:style-name="T1056">{</text:span><text:span text:style-name="T1057"><text:line-break/></text:span><text:span text:style-name="T1058"><text:s text:c="8"/>*output = input[</text:span><text:span text:style-name="T1059">first</text:span><text:span text:style-name="T1060">] -<text:s/></text:span><text:span text:style-name="T1061">'0'</text:span><text:span text:style-name="T1062">;</text:span><text:span text:style-name="T1063"><text:line-break/></text:span><text:span text:style-name="T1064"><text:s text:c="4"/>}</text:span><text:span text:style-name="T1065"><text:line-break/></text:span><text:span text:style-name="T1066"><text:s text:c="4"/></text:span><text:span text:style-name="T1067">for<text:s/></text:span><text:span text:style-name="T1068">(</text:span><text:span text:style-name="T1069">int<text:s/></text:span><text:span text:style-name="T1070">i<text:s/></text:span><text:span text:style-name="T1071">=<text:s/></text:span><text:span text:style-name="T1072">first<text:s/></text:span><text:span text:style-name="T1073">+<text:s/></text:span><text:span text:style-name="T1074">1</text:span><text:span text:style-name="T1075">;<text:s/></text:span><text:span text:style-name="T1076">i<text:s/></text:span><text:span text:style-name="T1077">&lt;<text:s/></text:span><text:span text:style-name="T1078">n</text:span><text:span text:style-name="T1079">; ++</text:span><text:span text:style-name="T1080">i</text:span><text:span text:style-name="T1081">) {</text:span><text:span text:style-name="T1082"><text:line-break/></text:span><text:span text:style-name="T1083"><text:s text:c="8"/></text:span><text:span text:style-name="T1084">if<text:s/></text:span><text:span text:style-name="T1085">(input[</text:span><text:span text:style-name="T1086">i</text:span><text:span text:style-name="T1087">] &lt;<text:s/></text:span><text:span text:style-name="T1088">'0</text:span><text:span text:style-name="T1089">'<text:s/></text:span><text:span text:style-name="T1090">|| input[</text:span><text:span text:style-name="T1091">i</text:span><text:span text:style-name="T1092">] &gt;<text:s/></text:span><text:span text:style-name="T1093">'9'</text:span><text:span text:style-name="T1094">) {</text:span><text:span text:style-name="T1095"><text:line-break/></text:span><text:span text:style-name="T1096"><text:s text:c="12"/></text:span><text:span text:style-name="T1097">return<text:s/></text:span><text:span text:style-name="T1098">0</text:span><text:span text:style-name="T1099">;</text:span><text:span text:style-name="T1100"><text:line-break/></text:span><text:span text:style-name="T1101"><text:s text:c="8"/>}<text:s/></text:span><text:span text:style-name="T1102">else<text:s/></text:span><text:span text:style-name="T1103">{</text:span><text:span text:style-name="T1104"><text:line-break/></text:span><text:span text:style-name="T1105"><text:s text:c="12"/>*output *=<text:s/></text:span><text:span text:style-name="T1106">10</text:span><text:span text:style-name="T1107">;</text:span><text:span text:style-name="T1108"><text:line-break/></text:span><text:span text:style-name="T1109"><text:s text:c="12"/>*output += input[</text:span><text:span text:style-name="T1110">i</text:span><text:span text:style-name="T1111">] -<text:s/></text:span><text:span text:style-name="T1112">'0'</text:span><text:span text:style-name="T1113">;</text:span><text:span text:style-name="T1114"><text:line-break/></text:span><text:span text:style-name="T1115"><text:s text:c="8"/>}</text:span><text:span text:style-name="T1116"><text:line-break/></text:span><text:span text:style-name="T1117"><text:s text:c="4"/>}</text:span><text:span text:style-name="T1118"><text:line-break/></text:span><text:span text:style-name="T1119"><text:s text:c="4"/></text:span><text:span text:style-name="T1120">if<text:s/></text:span><text:span text:style-name="T1121">(</text:span><text:span text:style-name="T1122">first</text:span><text:span text:style-name="T1123">) {</text:span><text:span text:style-name="T1124"><text:line-break/></text:span><text:span text:style-name="T1125"><text:s text:c="8"/>*output = -*output;</text:span><text:span text:style-name="T1126"><text:line-break/></text:span><text:span text:style-name="T1127"><text:s text:c="4"/>}</text:span><text:span text:style-name="T1128"><text:line-break/></text:span><text:span text:style-name="T1129"><text:s text:c="4"/></text:span><text:span text:style-name="T1130">return<text:s/></text:span><text:span text:style-name="T1131">1</text:span><text:span text:style-name="T1132">;</text:span><text:span text:style-name="T1133"><text:line-break/></text:span><text:span text:style-name="T1134">}</text:span><text:span text:style-name="T1135"><text:line-break/></text:span><text:span text:style-name="T1136"><text:line-break/></text:span><text:span text:style-name="T1137">char<text:s/></text:span><text:span text:style-name="T1138">*</text:span><text:span text:style-name="T1139">numberToString</text:span><text:span text:style-name="T1140">(</text:span><text:span text:style-name="T1141">int<text:s/></text:span><text:span text:style-name="T1142">number) {</text:span><text:span text:style-name="T1143"><text:line-break/></text:span><text:span text:style-name="T1144"><text:s text:c="4"/></text:span><text:span text:style-name="T1145">char<text:s/></text:span><text:span text:style-name="T1146">*</text:span><text:span text:style-name="T1147">numberArray</text:span><text:span text:style-name="T1148">;</text:span><text:span text:style-name="T1149"><text:line-break/></text:span><text:span text:style-name="T1150"><text:s text:c="4"/></text:span><text:span text:style-name="T1151">if<text:s/></text:span><text:span text:style-name="T1152">(number ==<text:s/></text:span><text:span text:style-name="T1153">0</text:span><text:span text:style-name="T1154">) {</text:span><text:span text:style-name="T1155"><text:line-break/></text:span><text:span text:style-name="T1156"><text:s text:c="8"/></text:span><text:span text:style-name="T1157">numberArray<text:s/></text:span><text:span text:style-name="T1158">= malloc(</text:span><text:span text:style-name="T1159">2<text:s/></text:span><text:span text:style-name="T1160">*<text:s/></text:span><text:span text:style-name="T1161">sizeof</text:span><text:span text:style-name="T1162">(</text:span><text:span text:style-name="T1163">char</text:span><text:span text:style-name="T1164">));</text:span><text:span text:style-name="T1165"><text:line-break/></text:span><text:span text:style-name="T1166"><text:s text:c="8"/></text:span><text:span text:style-name="T1167">numberArray</text:span><text:span text:style-name="T1168">[</text:span><text:span text:style-name="T1169">0</text:span><text:span text:style-name="T1170">] =<text:s/></text:span><text:span text:style-name="T1171">'0'</text:span><text:span text:style-name="T1172">;</text:span><text:span text:style-name="T1173"><text:line-break/></text:span><text:span text:style-name="T1174"><text:s text:c="8"/></text:span><text:span text:style-name="T1175">numberArray</text:span><text:span text:style-name="T1176">[</text:span><text:span text:style-name="T1177">1</text:span><text:span text:style-name="T1178">] =<text:s/></text:span><text:span text:style-name="T1179">'</text:span><text:span text:style-name="T1180">\0</text:span><text:span text:style-name="T1181">'</text:span><text:span text:style-name="T1182">;</text:span><text:span text:style-name="T1183"><text:line-break/></text:span><text:span text:style-name="T1184"><text:s text:c="8"/></text:span><text:span text:style-name="T1185">return<text:s/></text:span><text:span text:style-name="T1186">numberArray</text:span><text:span text:style-name="T1187">;</text:span><text:span text:style-name="T1188"><text:line-break/></text:span><text:span text:style-name="T1189"><text:s text:c="4"/>}</text:span><text:span text:style-name="T1190"><text:line-break/></text:span><text:span text:style-name="T1191"><text:s text:c="4"/></text:span><text:span text:style-name="T1192">int<text:s/></text:span><text:span text:style-name="T1193">i</text:span><text:span text:style-name="T1194">,<text:s/></text:span><text:span text:style-name="T1195">first</text:span><text:span text:style-name="T1196">;</text:span><text:span text:style-name="T1197"><text:line-break/></text:span><text:span text:style-name="T1198"><text:s text:c="4"/></text:span><text:span text:style-name="T1199">if<text:s/></text:span><text:span text:style-name="T1200">(number &lt;<text:s/></text:span><text:span text:style-name="T1201">0</text:span><text:span text:style-name="T1202">) {</text:span><text:span text:style-name="T1203"><text:line-break/></text:span><text:span text:style-name="T1204"><text:s text:c="8"/></text:span><text:span text:style-name="T1205">first<text:s/></text:span><text:span text:style-name="T1206">=<text:s/></text:span><text:span text:style-name="T1207">1</text:span><text:span text:style-name="T1208">;</text:span><text:span text:style-name="T1209"><text:line-break/></text:span><text:span text:style-name="T1210"><text:s text:c="8"/>number = -number;</text:span><text:span text:style-name="T1211"><text:line-break/></text:span><text:span text:style-name="T1212"><text:s text:c="4"/>}<text:s/></text:span><text:span text:style-name="T1213">else<text:s/></text:span><text:span text:style-name="T1214">{</text:span><text:span text:style-name="T1215"><text:line-break/></text:span><text:span text:style-name="T1216"><text:s text:c="8"/></text:span><text:span text:style-name="T1217">first<text:s/></text:span><text:span text:style-name="T1218">=<text:s/></text:span><text:span text:style-name="T1219">0</text:span><text:span text:style-name="T1220">;</text:span><text:span text:style-name="T1221"><text:line-break/></text:span><text:span text:style-name="T1222"><text:s text:c="4"/>}</text:span><text:span text:style-name="T1223"><text:line-break/></text:span><text:span text:style-name="T1224"><text:s text:c="4"/></text:span><text:span text:style-name="T1225">int<text:s/></text:span><text:span text:style-name="T1226">n<text:s/></text:span><text:span text:style-name="T1227">= (</text:span><text:span text:style-name="T1228">int</text:span><text:span text:style-name="T1229">)log10((</text:span><text:span text:style-name="T1230">double</text:span><text:span text:style-name="T1231">)number) +<text:s/></text:span><text:span text:style-name="T1232">first<text:s/></text:span><text:span text:style-name="T1233">+<text:s/></text:span><text:span text:style-name="T1234">1</text:span><text:span text:style-name="T1235">;</text:span><text:span text:style-name="T1236"><text:line-break/></text:span><text:span text:style-name="T1237"><text:s text:c="4"/></text:span><text:span text:style-name="T1238">numberArray<text:s/></text:span><text:span text:style-name="T1239">= calloc(</text:span><text:span text:style-name="T1240">n<text:s/></text:span><text:span text:style-name="T1241">+<text:s/></text:span><text:span text:style-name="T1242">first<text:s/></text:span><text:span text:style-name="T1243">+<text:s/></text:span><text:span text:style-name="T1244">1</text:span><text:span text:style-name="T1245">,<text:s/></text:span><text:span text:style-name="T1246">sizeof</text:span><text:span text:style-name="T1247">(</text:span><text:span text:style-name="T1248">char</text:span><text:span text:style-name="T1249">));</text:span><text:span text:style-name="T1250"><text:line-break/></text:span><text:span text:style-name="T1251"><text:s text:c="4"/></text:span><text:span text:style-name="T1252">for<text:s/></text:span><text:span text:style-name="T1253">(</text:span><text:span text:style-name="T1254">i<text:s/></text:span><text:span text:style-name="T1255">=<text:s/></text:span><text:span text:style-name="T1256">n<text:s/></text:span><text:span text:style-name="T1257">-<text:s/></text:span><text:span text:style-name="T1258">1</text:span><text:span text:style-name="T1259">;<text:s/></text:span><text:span text:style-name="T1260">i<text:s/></text:span><text:span text:style-name="T1261">&gt;=<text:s/></text:span><text:span text:style-name="T1262">first</text:span><text:span text:style-name="T1263">; --</text:span><text:span text:style-name="T1264">i</text:span><text:span text:style-name="T1265">, number /=<text:s/></text:span><text:span text:style-name="T1266">10</text:span><text:span text:style-name="T1267">) {</text:span><text:span text:style-name="T1268"><text:line-break/></text:span><text:span text:style-name="T1269"><text:s text:c="8"/></text:span><text:span text:style-name="T1270">numberArray</text:span><text:span text:style-name="T1271">[</text:span><text:span text:style-name="T1272">i</text:span><text:span text:style-name="T1273">] = (</text:span><text:span text:style-name="T1274">char</text:span><text:span text:style-name="T1275">)((number %<text:s/></text:span><text:span text:style-name="T1276">10</text:span><text:span text:style-name="T1277">) +<text:s/></text:span><text:span text:style-name="T1278">'0'</text:span><text:span text:style-name="T1279">);</text:span><text:span text:style-name="T1280"><text:line-break/></text:span><text:span text:style-name="T1281"><text:s text:c="4"/>}</text:span><text:span text:style-name="T1282"><text:line-break/></text:span><text:span text:style-name="T1283"><text:s text:c="4"/></text:span><text:span text:style-name="T1284">if<text:s/></text:span><text:span text:style-name="T1285">(</text:span><text:span text:style-name="T1286">first</text:span><text:span text:style-name="T1287">) {</text:span><text:span text:style-name="T1288"><text:line-break/></text:span><text:span text:style-name="T1289"><text:s text:c="8"/></text:span><text:span text:style-name="T1290">numberArray</text:span><text:span text:style-name="T1291">[</text:span><text:span text:style-name="T1292">0</text:span><text:span text:style-name="T1293">] =<text:s/></text:span><text:span text:style-name="T1294">'-'</text:span><text:span text:style-name="T1295">;</text:span><text:span text:style-name="T1296"><text:line-break/></text:span><text:span text:style-name="T1297"><text:s text:c="4"/>}</text:span><text:span text:style-name="T1298"><text:line-break/></text:span><text:span text:style-name="T1299"><text:s text:c="4"/></text:span><text:span text:style-name="T1300">numberArray</text:span><text:span text:style-name="T1301">[</text:span><text:span text:style-name="T1302">n</text:span><text:span text:style-name="T1303">] =<text:s/></text:span><text:span text:style-name="T1304">'</text:span><text:span text:style-name="T1305">\0</text:span><text:span text:style-name="T1306">'</text:span><text:span text:style-name="T1307">;</text:span><text:span text:style-name="T1308"><text:line-break/></text:span><text:span text:style-name="T1309"><text:s text:c="4"/></text:span><text:span text:style-name="T1310">return<text:s/></text:span><text:span text:style-name="T1311">numberArray</text:span><text:span text:style-name="T1312">;</text:span><text:span text:style-name="T1313"><text:line-break/></text:span><text:span text:style-name="T1314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msonormal0" style:display-name="msonormal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darian</dc:creator>
    <meta:creation-date>2021-11-12T11:53:00Z</meta:creation-date>
    <dc:date>2021-12-13T15:47:00Z</dc:date>
    <meta:template xlink:href="Normal.dotm" xlink:type="simple"/>
    <meta:editing-cycles>6</meta:editing-cycles>
    <meta:editing-duration>PT1020S</meta:editing-duration>
    <meta:document-statistic meta:page-count="6" meta:paragraph-count="11" meta:word-count="871" meta:character-count="5826" meta:row-count="41" meta:non-whitespace-character-count="4966"/>
  </office:meta>
</office:document-meta>
</file>